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8f9d6a" style:font-name="Oxygen" fo:font-size="18.75pt" fo:font-weight="bold" loext:padding="0in" loext:border="none"/>
    </style:style>
    <style:style style:name="P3" style:family="paragraph" style:parent-style-name="Heading_20_3">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3.5pt" fo:font-weight="bold" loext:padding="0in" loext:border="none"/>
    </style:style>
    <style:style style:name="P4" style:family="paragraph" style:parent-style-name="Heading_20_3">
      <loext:graphic-properties draw:fill="none" draw:fill-color="#ffffff"/>
      <style:paragraph-properties fo:margin-left="0in" fo:margin-right="0in" fo:margin-top="0in" fo:margin-bottom="0in" loext:contextual-spacing="false" fo:line-height="100%" fo:text-align="center" style:justify-single-word="false" fo:text-indent="0in" style:auto-text-indent="false" fo:background-color="transparent" fo:padding="0in" fo:border="none"/>
      <style:text-properties fo:color="#000000" style:font-name="Oxygen" fo:font-size="13.5pt" fo:font-weight="bold" loext:padding="0in" loext:border="none"/>
    </style:style>
    <style:style style:name="P5" style:family="paragraph" style:parent-style-name="Heading_20_3">
      <loext:graphic-properties draw:fill="none" draw:fill-color="#ffffff"/>
      <style:paragraph-properties fo:margin-left="0in" fo:margin-right="0in" fo:margin-top="0in" fo:margin-bottom="0in" loext:contextual-spacing="false" fo:line-height="100%" fo:text-indent="0in" style:auto-text-indent="false" fo:background-color="transparent" fo:padding="0in" fo:border="none"/>
      <style:text-properties fo:color="#000000" style:font-name="Oxygen" fo:font-size="13.5pt" fo:font-weight="bold" loext:padding="0in" loext:border="none"/>
    </style:style>
    <style:style style:name="P6" style:family="paragraph" style:parent-style-name="Heading_20_3">
      <loext:graphic-properties draw:fill="none" draw:fill-color="#ffffff"/>
      <style:paragraph-properties fo:margin-left="0in" fo:margin-right="0in" fo:margin-top="0in" fo:margin-bottom="0in" loext:contextual-spacing="false" fo:line-height="100%" fo:text-indent="0in" style:auto-text-indent="false" fo:background-color="transparent" fo:padding="0in" fo:border="none"/>
    </style:style>
    <style:style style:name="P7" style:family="paragraph" style:parent-style-name="Heading_20_4">
      <loext:graphic-properties draw:fill="none" draw:fill-color="#ffffff"/>
      <style:paragraph-properties fo:margin-left="0in" fo:margin-right="0in" fo:margin-top="0in" fo:margin-bottom="0in" loext:contextual-spacing="false" fo:line-height="100%" fo:text-indent="0in" style:auto-text-indent="false" fo:background-color="transparent" fo:padding="0in" fo:border="none"/>
      <style:text-properties fo:color="#000000" style:font-name="inherit" fo:font-size="10.5pt" fo:font-weight="bold" loext:padding="0in" loext:border="none"/>
    </style:style>
    <style:style style:name="P8" style:family="paragraph" style:parent-style-name="Heading_20_4">
      <loext:graphic-properties draw:fill="none" draw:fill-color="#ffffff"/>
      <style:paragraph-properties fo:margin-left="0in" fo:margin-right="0in" fo:margin-top="0in" fo:margin-bottom="0in" loext:contextual-spacing="false" fo:line-height="100%" fo:text-indent="0in" style:auto-text-indent="false" fo:background-color="transparent" fo:padding="0in" fo:border="none"/>
    </style:style>
    <style:style style:name="P9" style:family="paragraph" style:parent-style-name="Horizontal_20_Line">
      <style:paragraph-properties fo:margin-top="0in" fo:margin-bottom="0.3126in" loext:contextual-spacing="false"/>
    </style:style>
    <style:style style:name="P10" style:family="paragraph" style:parent-style-name="Preformatted_20_Text">
      <style:text-properties fo:color="#333333" style:font-name="monospace" fo:background-color="transparent" loext:padding="0in" loext:border="none"/>
    </style:style>
    <style:style style:name="P11" style:family="paragraph" style:parent-style-name="Preformatted_20_Text">
      <style:text-properties fo:color="#333333" fo:background-color="transparent" loext:padding="0in" loext:border="none"/>
    </style:style>
    <style:style style:name="P12"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13"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fo:background-color="transparent" loext:padding="0in" loext:border="none"/>
    </style:style>
    <style:style style:name="P14"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15"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6" style:family="paragraph" style:parent-style-name="Preformatted_20_Text">
      <loext:graphic-properties draw:fill="none" draw:fill-color="#ffffff" draw:opacity="100%"/>
      <style:paragraph-properties fo:margin-top="0in" fo:margin-bottom="0in" loext:contextual-spacing="false" fo:background-color="transparent" fo:padding="0in" fo:border="none"/>
    </style:style>
    <style:style style:name="P17"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8"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9"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20" style:family="paragraph" style:parent-style-name="Preformatted_20_Text">
      <loext:graphic-properties draw:fill="none" draw:fill-color="#ffffff" draw:opacity="100%"/>
      <style:paragraph-properties fo:margin-top="0in" fo:margin-bottom="0in" loext:contextual-spacing="false" fo:background-color="transparent" fo:padding="0in" fo:border="none"/>
      <style:text-properties fo:color="#ffffff" loext:padding="0in" loext:border="none"/>
    </style:style>
    <style:style style:name="P21" style:family="paragraph" style:parent-style-name="Text_20_body">
      <loext:graphic-properties draw:fill="none" draw:fill-color="#ffffff"/>
      <style:paragraph-properties fo:margin-top="0in" fo:margin-bottom="0in" loext:contextual-spacing="false" fo:text-align="center" style:justify-single-word="false" fo:background-color="transparent" fo:padding="0in" fo:border="none"/>
      <style:text-properties fo:color="#ffffff" fo:background-color="#337ab7" loext:padding="0in" loext:border="none"/>
    </style:style>
    <style:style style:name="P22" style:family="paragraph" style:parent-style-name="Text_20_body">
      <loext:graphic-properties draw:fill="none" draw:fill-color="#ffffff"/>
      <style:paragraph-properties fo:margin-top="0in" fo:margin-bottom="0in" loext:contextual-spacing="false" fo:text-align="center" style:justify-single-word="false" fo:background-color="transparent" fo:padding="0in" fo:border="none"/>
      <style:text-properties fo:color="#000000" fo:background-color="#dff0d8" loext:padding="0in" loext:border="none"/>
    </style:style>
    <style:style style:name="P23" style:family="paragraph" style:parent-style-name="Text_20_body" style:list-style-name="L1">
      <loext:graphic-properties draw:fill="none" draw:fill-color="#ffffff"/>
      <style:paragraph-properties fo:margin-top="0in" fo:margin-bottom="0in" loext:contextual-spacing="false" fo:background-color="transparent" fo:padding="0in" fo:border="none"/>
      <style:text-properties fo:color="#000000" loext:padding="0in" loext:border="none"/>
    </style:style>
    <style:style style:name="P24" style:family="paragraph" style:parent-style-name="Text_20_body" style:list-style-name="L3">
      <loext:graphic-properties draw:fill="none" draw:fill-color="#ffffff"/>
      <style:paragraph-properties fo:margin-top="0in" fo:margin-bottom="0in" loext:contextual-spacing="false" fo:background-color="transparent" fo:padding="0in" fo:border="none"/>
      <style:text-properties fo:color="#000000" loext:padding="0in" loext:border="none"/>
    </style:style>
    <style:style style:name="P25" style:family="paragraph" style:parent-style-name="Text_20_body" style:list-style-name="L6">
      <loext:graphic-properties draw:fill="none" draw:fill-color="#ffffff"/>
      <style:paragraph-properties fo:margin-top="0in" fo:margin-bottom="0in" loext:contextual-spacing="false" fo:background-color="transparent" fo:padding="0in" fo:border="none"/>
      <style:text-properties fo:color="#000000" loext:padding="0in" loext:border="none"/>
    </style:style>
    <style:style style:name="P26" style:family="paragraph" style:parent-style-name="Text_20_body" style:list-style-name="L7">
      <loext:graphic-properties draw:fill="none" draw:fill-color="#ffffff"/>
      <style:paragraph-properties fo:margin-top="0in" fo:margin-bottom="0in" loext:contextual-spacing="false" fo:background-color="transparent" fo:padding="0in" fo:border="none"/>
      <style:text-properties fo:color="#000000" loext:padding="0in" loext:border="none"/>
    </style:style>
    <style:style style:name="P27" style:family="paragraph" style:parent-style-name="Text_20_body" style:list-style-name="L8">
      <loext:graphic-properties draw:fill="none" draw:fill-color="#ffffff"/>
      <style:paragraph-properties fo:margin-top="0in" fo:margin-bottom="0in" loext:contextual-spacing="false" fo:background-color="transparent" fo:padding="0in" fo:border="none"/>
      <style:text-properties fo:color="#000000" loext:padding="0in" loext:border="none"/>
    </style:style>
    <style:style style:name="P28" style:family="paragraph" style:parent-style-name="Text_20_body" style:list-style-name="L9">
      <loext:graphic-properties draw:fill="none" draw:fill-color="#ffffff"/>
      <style:paragraph-properties fo:margin-top="0in" fo:margin-bottom="0in" loext:contextual-spacing="false" fo:background-color="transparent" fo:padding="0in" fo:border="none"/>
      <style:text-properties fo:color="#000000" loext:padding="0in" loext:border="none"/>
    </style:style>
    <style:style style:name="P29" style:family="paragraph" style:parent-style-name="Text_20_body" style:list-style-name="L10">
      <loext:graphic-properties draw:fill="none" draw:fill-color="#ffffff"/>
      <style:paragraph-properties fo:margin-top="0in" fo:margin-bottom="0in" loext:contextual-spacing="false" fo:background-color="transparent" fo:padding="0in" fo:border="none"/>
      <style:text-properties fo:color="#000000" loext:padding="0in" loext:border="none"/>
    </style:style>
    <style:style style:name="P30" style:family="paragraph" style:parent-style-name="Text_20_body" style:list-style-name="L11">
      <loext:graphic-properties draw:fill="none" draw:fill-color="#ffffff"/>
      <style:paragraph-properties fo:margin-top="0in" fo:margin-bottom="0in" loext:contextual-spacing="false" fo:background-color="transparent" fo:padding="0in" fo:border="none"/>
      <style:text-properties fo:color="#000000" loext:padding="0in" loext:border="none"/>
    </style:style>
    <style:style style:name="P31" style:family="paragraph" style:parent-style-name="Text_20_body" style:list-style-name="L12">
      <loext:graphic-properties draw:fill="none" draw:fill-color="#ffffff"/>
      <style:paragraph-properties fo:margin-top="0in" fo:margin-bottom="0in" loext:contextual-spacing="false" fo:background-color="transparent" fo:padding="0in" fo:border="none"/>
      <style:text-properties fo:color="#000000" loext:padding="0in" loext:border="none"/>
    </style:style>
    <style:style style:name="P32" style:family="paragraph" style:parent-style-name="Text_20_body" style:list-style-name="L13">
      <loext:graphic-properties draw:fill="none" draw:fill-color="#ffffff"/>
      <style:paragraph-properties fo:margin-top="0in" fo:margin-bottom="0in" loext:contextual-spacing="false" fo:background-color="transparent" fo:padding="0in" fo:border="none"/>
      <style:text-properties fo:color="#000000" loext:padding="0in" loext:border="none"/>
    </style:style>
    <style:style style:name="P33" style:family="paragraph" style:parent-style-name="Text_20_body">
      <loext:graphic-properties draw:fill="none" draw:fill-color="#ffffff"/>
      <style:paragraph-properties fo:margin-top="0in" fo:margin-bottom="0in" loext:contextual-spacing="false" fo:text-align="center" style:justify-single-word="false" fo:background-color="transparent" fo:padding="0in" fo:border="none"/>
      <style:text-properties fo:color="#000000" fo:background-color="#f2dede" loext:padding="0in" loext:border="none"/>
    </style:style>
    <style:style style:name="P34" style:family="paragraph" style:parent-style-name="Text_20_body" style:list-style-name="L1">
      <loext:graphic-properties draw:fill="none" draw:fill-color="#ffffff"/>
      <style:paragraph-properties fo:margin-top="0in" fo:margin-bottom="0in" loext:contextual-spacing="false" fo:background-color="transparent" fo:padding="0in" fo:border="none"/>
    </style:style>
    <style:style style:name="P35" style:family="paragraph" style:parent-style-name="Text_20_body" style:list-style-name="L2">
      <loext:graphic-properties draw:fill="none" draw:fill-color="#ffffff"/>
      <style:paragraph-properties fo:margin-top="0in" fo:margin-bottom="0in" loext:contextual-spacing="false" fo:background-color="transparent" fo:padding="0in" fo:border="none"/>
    </style:style>
    <style:style style:name="P36" style:family="paragraph" style:parent-style-name="Text_20_body" style:list-style-name="L4">
      <loext:graphic-properties draw:fill="none" draw:fill-color="#ffffff"/>
      <style:paragraph-properties fo:margin-top="0in" fo:margin-bottom="0in" loext:contextual-spacing="false" fo:background-color="transparent" fo:padding="0in" fo:border="none"/>
    </style:style>
    <style:style style:name="P37" style:family="paragraph" style:parent-style-name="Text_20_body" style:list-style-name="L5">
      <loext:graphic-properties draw:fill="none" draw:fill-color="#ffffff"/>
      <style:paragraph-properties fo:margin-top="0in" fo:margin-bottom="0in" loext:contextual-spacing="false" fo:background-color="transparent" fo:padding="0in" fo:border="none"/>
    </style:style>
    <style:style style:name="P38" style:family="paragraph" style:parent-style-name="Text_20_body" style:list-style-name="L6">
      <loext:graphic-properties draw:fill="none" draw:fill-color="#ffffff"/>
      <style:paragraph-properties fo:margin-top="0in" fo:margin-bottom="0in" loext:contextual-spacing="false" fo:background-color="transparent" fo:padding="0in" fo:border="none"/>
    </style:style>
    <style:style style:name="P39"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40"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41"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42" style:family="paragraph" style:parent-style-name="Text_20_body">
      <loext:graphic-properties draw:fill="none" draw:fill-color="#ffffff"/>
      <style:paragraph-properties fo:margin-left="0in" fo:margin-right="0in" fo:margin-top="0in" fo:margin-bottom="0in" loext:contextual-spacing="false" fo:text-align="start" style:justify-single-word="false" fo:text-indent="0in" style:auto-text-indent="false" fo:background-color="transparent" fo:padding="0in" fo:border="none"/>
    </style:style>
    <style:style style:name="P43" style:family="paragraph" style:parent-style-name="Text_20_body">
      <loext:graphic-properties draw:fill="none" draw:fill-color="#ffffff"/>
      <style:paragraph-properties fo:margin-left="0in" fo:margin-right="0in" fo:margin-top="0in" fo:margin-bottom="0in" loext:contextual-spacing="false" fo:text-align="start" style:justify-single-word="false" fo:text-indent="0in" style:auto-text-indent="false" fo:background-color="transparent" fo:padding="0in" fo:border="none"/>
      <style:text-properties fo:color="#000000" style:font-name="Oxygen" fo:font-weight="normal" loext:padding="0in" loext:border="none"/>
    </style:style>
    <style:style style:name="P44" style:family="paragraph" style:parent-style-name="Text_20_body">
      <loext:graphic-properties draw:fill="none" draw:fill-color="#ffffff"/>
      <style:paragraph-properties fo:margin-left="0in" fo:margin-right="0in" fo:margin-top="0in" fo:margin-bottom="0in" loext:contextual-spacing="false" fo:text-align="start" style:justify-single-word="false" fo:text-indent="0in" style:auto-text-indent="false" fo:background-color="transparent" fo:padding="0in" fo:border="none"/>
      <style:text-properties fo:color="#000000" loext:padding="0in" loext:border="none"/>
    </style:style>
    <style:style style:name="P45" style:family="paragraph" style:parent-style-name="Text_20_body">
      <loext:graphic-properties draw:fill="none" draw:fill-color="#ffffff"/>
      <style:paragraph-properties fo:margin-left="0in" fo:margin-right="0in" fo:margin-top="0in" fo:margin-bottom="0in" loext:contextual-spacing="false" fo:text-align="end" style:justify-single-word="false" fo:text-indent="0in" style:auto-text-indent="false" fo:background-color="transparent" fo:padding="0in" fo:border="none"/>
      <style:text-properties fo:color="#303f9f" style:font-name="monospace" loext:padding-left="0in" loext:padding-right="0in" loext:padding-top="0.0193in" loext:padding-bottom="0in" loext:border-left="none" loext:border-right="none" loext:border-top="0.06pt solid #000000" loext:border-bottom="none"/>
    </style:style>
    <style:style style:name="P46" style:family="paragraph" style:parent-style-name="Text_20_body" style:list-style-name="L14">
      <style:paragraph-properties fo:margin-top="0in" fo:margin-bottom="0.0937in" loext:contextual-spacing="false"/>
      <style:text-properties fo:color="#000000" loext:padding="0in" loext:border="none"/>
    </style:style>
    <style:style style:name="P47" style:family="paragraph" style:parent-style-name="Text_20_body" style:list-style-name="L14">
      <style:paragraph-properties fo:margin-top="0in" fo:margin-bottom="0.0937in" loext:contextual-spacing="false"/>
    </style:style>
    <style:style style:name="T1" style:family="text">
      <style:text-properties fo:color="#337ab7"/>
    </style:style>
    <style:style style:name="T2" style:family="text">
      <style:text-properties fo:color="#000000" style:font-name="Oxygen" fo:font-weight="normal" loext:padding="0in" loext:border="none"/>
    </style:style>
    <style:style style:name="T3" style:family="text">
      <style:text-properties fo:color="#000000" style:font-name="Oxygen" fo:font-weight="bold" loext:padding="0in" loext:border="none"/>
    </style:style>
    <style:style style:name="T4" style:family="text">
      <style:text-properties fo:color="#000000" style:font-name="Oxygen" fo:font-style="italic" fo:font-weight="normal" loext:padding="0in" loext:border="none"/>
    </style:style>
    <style:style style:name="T5" style:family="text">
      <style:text-properties fo:color="#000000" style:font-name="Oxygen" fo:font-style="italic" fo:font-weight="bold" loext:padding="0in" loext:border="none"/>
    </style:style>
    <style:style style:name="T6" style:family="text">
      <style:text-properties fo:color="#000000" style:font-name="Oxygen" fo:font-size="13.5pt" fo:font-weight="bold" loext:padding="0in" loext:border="none"/>
    </style:style>
    <style:style style:name="T7" style:family="text">
      <style:text-properties fo:color="#000000" style:font-name="monospace" fo:font-size="10.5pt" fo:font-weight="normal" fo:background-color="#eff0f1" loext:char-shading-value="0" loext:padding="0in" loext:border="none"/>
    </style:style>
    <style:style style:name="T8" style:family="text">
      <style:text-properties fo:color="#000000" style:font-name="monospace" fo:font-size="10.5pt" fo:background-color="#eff0f1" loext:char-shading-value="0" loext:padding="0in" loext:border="none"/>
    </style:style>
    <style:style style:name="T9" style:family="text">
      <style:text-properties fo:color="#000000" style:font-name="monospace" fo:font-size="10.5pt" fo:font-weight="bold" fo:background-color="#eff0f1" loext:char-shading-value="0" loext:padding="0in" loext:border="none"/>
    </style:style>
    <style:style style:name="T10" style:family="text">
      <style:text-properties fo:color="#000000" style:font-name="monospace" fo:font-size="10.5pt" fo:background-color="#ffffff" loext:char-shading-value="0" loext:padding="0in" loext:border="none"/>
    </style:style>
    <style:style style:name="T11" style:family="text">
      <style:text-properties fo:color="#000000" style:font-name="monospace" fo:font-size="13.5pt" fo:font-weight="bold" fo:background-color="#eff0f1" loext:char-shading-value="0" loext:padding="0in" loext:border="none"/>
    </style:style>
    <style:style style:name="T12" style:family="text">
      <style:text-properties fo:color="#000000" loext:padding="0in" loext:border="none"/>
    </style:style>
    <style:style style:name="T13" style:family="text">
      <style:text-properties fo:color="#000000" style:font-name="inherit" fo:font-size="10.5pt" fo:font-weight="bold" loext:padding="0in" loext:border="none"/>
    </style:style>
    <style:style style:name="T14" style:family="text">
      <style:text-properties fo:color="#000000" style:font-name="inherit" fo:font-size="10.5pt" fo:font-style="italic" fo:font-weight="bold" loext:padding="0in" loext:border="none"/>
    </style:style>
    <style:style style:name="T15" style:family="text">
      <style:text-properties fo:color="#000000" fo:font-style="italic" loext:padding="0in" loext:border="none"/>
    </style:style>
    <style:style style:name="T16" style:family="text">
      <style:text-properties fo:color="#000000" fo:background-color="#ffffff" loext:char-shading-value="0" loext:padding="0in" loext:border="none"/>
    </style:style>
    <style:style style:name="T17" style:family="text">
      <style:text-properties style:font-name="monospace"/>
    </style:style>
    <style:style style:name="T18" style:family="text">
      <style:text-properties fo:color="#666666"/>
    </style:style>
    <style:style style:name="T19" style:family="text">
      <style:text-properties fo:color="#666666" style:font-name="monospace"/>
    </style:style>
    <style:style style:name="T20" style:family="text">
      <style:text-properties fo:color="#008000"/>
    </style:style>
    <style:style style:name="T21" style:family="text">
      <style:text-properties fo:color="#008000" style:font-name="monospace"/>
    </style:style>
    <style:style style:name="T22" style:family="text">
      <style:text-properties fo:color="#008000" style:font-name="monospace" fo:font-weight="bold"/>
    </style:style>
    <style:style style:name="T23" style:family="text">
      <style:text-properties fo:color="#008000" fo:font-weight="bold"/>
    </style:style>
    <style:style style:name="T24" style:family="text">
      <style:text-properties fo:color="#ba2121"/>
    </style:style>
    <style:style style:name="T25" style:family="text">
      <style:text-properties fo:color="#ba2121" style:font-name="monospace"/>
    </style:style>
    <style:style style:name="T26" style:family="text">
      <style:text-properties fo:color="#aa22ff" style:font-name="monospace" fo:font-weight="bold"/>
    </style:style>
    <style:style style:name="T27" style:family="text">
      <style:text-properties fo:color="#408080" style:font-name="monospace" fo:font-style="italic"/>
    </style:style>
    <style:style style:name="T28" style:family="text">
      <style:text-properties fo:color="#bb6622" style:font-name="monospace" fo:font-weight="bold"/>
    </style:style>
    <style:style style:name="T29" style:family="text">
      <style:text-properties fo:color="#bb6622" fo:font-weight="bold"/>
    </style:style>
    <style:style style:name="T30" style:family="text">
      <style:text-properties fo:color="#ff0000" style:font-name="monospace" loext:padding="0.0193in" loext:border="0.06pt solid #ff0000"/>
    </style:style>
    <style:style style:name="T31" style:family="text">
      <style:text-properties fo:color="#bb6688" style:font-name="monospace"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 text:outline-level="1">Advanced C++ for Robotics</text:h>
      <text:p text:style-name="P9"/>
      <text:h text:style-name="P2" text:outline-level="1"><text:span text:style-name="T1">Unit 7:</text:span>   Concurrency</text:h>
      <text:p text:style-name="Preformatted_20_Text"><text:s text:c="2"/>spinner<text:span text:style-name="T18">.</text:span>spin();- Summary -</text:p>
      <text:p text:style-name="P11"><text:s text:c="2"/><text:span text:style-name="T22">return</text:span><text:span text:style-name="T17"> </text:span><text:span text:style-name="T19">0</text:span><text:span text:style-name="T17">;</text:span></text:p>
      <text:p text:style-name="P17">}</text:p>
      <text:p text:style-name="P41"><draw:frame draw:style-name="fr1" draw:name="Image3" text:anchor-type="as-char" svg:width="0.7862in" svg:height="0.3929in" draw:z-index="2"><draw:image xlink:href="https://s3.eu-west-1.amazonaws.com/notebooks.ws/modern_cpp/images/multispinner.png" xlink:type="simple" xlink:show="embed" xlink:actuate="onLoad"/><svg:title>alt text</svg:title></draw:frame></text:p>
      <text:p text:style-name="P40">If there is only one callback queue, the FIFO queue (first in, first out), the callback for message A cannot be processed until all three callbacks for message B are processed.</text:p>
      <text:p text:style-name="P40">With the dedicated callback queue and spinner thread, the callback for the message A will be processed without being blocked by callback for other less critical messages.</text:p>
      <text:p text:style-name="P39">In [ ]:</text:p>
      <text:p text:style-name="P14">#include &lt;thread&gt;</text:p>
      <text:p text:style-name="P19">#include &lt;ros/callback_queue.h&gt;</text:p>
      <text:p text:style-name="P19">#include "ros/ros.h"</text:p>
      <text:p text:style-name="P19">#include "std_msgs/String.h"</text:p>
      <text:p text:style-name="P15"/>
      <text:p text:style-name="P17">void CallbackA(const std_msgs::String::ConstPtr<text:span text:style-name="T18">&amp;</text:span> msg) {</text:p>
      <text:p text:style-name="P18"><text:s text:c="2"/><text:span text:style-name="T17">ROS_INFO(</text:span><text:span text:style-name="T25">" I heard: [</text:span><text:span text:style-name="T31">%s</text:span><text:span text:style-name="T25">]"</text:span><text:span text:style-name="T17">, msg</text:span><text:span text:style-name="T19">-&gt;</text:span><text:span text:style-name="T17">data</text:span><text:span text:style-name="T19">.</text:span><text:span text:style-name="T17">c_str());</text:span></text:p>
      <text:p text:style-name="P17">}</text:p>
      <text:p text:style-name="P15"/>
      <text:p text:style-name="P17">void CallbackB(const std_msgs::String::ConstPtr<text:span text:style-name="T18">&amp;</text:span> msg) {</text:p>
      <text:p text:style-name="P18"><text:s text:c="2"/><text:span text:style-name="T17">ROS_INFO(</text:span><text:span text:style-name="T25">" I heard: [</text:span><text:span text:style-name="T31">%s</text:span><text:span text:style-name="T25">]"</text:span><text:span text:style-name="T17">, msg</text:span><text:span text:style-name="T19">-&gt;</text:span><text:span text:style-name="T17">data</text:span><text:span text:style-name="T19">.</text:span><text:span text:style-name="T17">c_str());</text:span></text:p>
      <text:p text:style-name="P17">}</text:p>
      <text:p text:style-name="P15"/>
      <text:p text:style-name="P17"><text:span text:style-name="T20">int</text:span> main(<text:span text:style-name="T20">int</text:span> argc, char <text:span text:style-name="T18">**</text:span>argv) {</text:p>
      <text:p text:style-name="P18"><text:s text:c="2"/><text:span text:style-name="T17">ros::init(argc, argv, </text:span><text:span text:style-name="T25">"listener"</text:span><text:span text:style-name="T17">);</text:span></text:p>
      <text:p text:style-name="P18"><text:s text:c="2"/><text:span text:style-name="T17">ros::NodeHandle n;</text:span></text:p>
      <text:p text:style-name="P18"><text:s text:c="2"/><text:span text:style-name="T17">ros::Subscriber sub_b </text:span><text:span text:style-name="T19">=</text:span><text:span text:style-name="T17"> n</text:span><text:span text:style-name="T19">.</text:span><text:span text:style-name="T17">subscribe(</text:span><text:span text:style-name="T25">"MessageB"</text:span><text:span text:style-name="T17">, </text:span><text:span text:style-name="T19">1</text:span><text:span text:style-name="T17">, CallbackB);</text:span></text:p>
      <text:p text:style-name="P18"><text:s text:c="2"/></text:p>
      <text:p text:style-name="P18"><text:s text:c="2"/><text:span text:style-name="T17">ros::NodeHandle n_a;</text:span></text:p>
      <text:p text:style-name="P18"><text:s text:c="2"/><text:span text:style-name="T17">ros::CallbackQueue callback_queue_a;</text:span></text:p>
      <text:p text:style-name="P18"><text:s text:c="2"/><text:span text:style-name="T17">n_a</text:span><text:span text:style-name="T19">.</text:span><text:span text:style-name="T17">setCallbackQueue(</text:span><text:span text:style-name="T19">&amp;</text:span><text:span text:style-name="T17">callback_queue_a);</text:span></text:p>
      <text:p text:style-name="P18"><text:s text:c="2"/><text:span text:style-name="T17">ros::Subscriber sub_a </text:span><text:span text:style-name="T19">=</text:span><text:span text:style-name="T17"> n_a</text:span><text:span text:style-name="T19">.</text:span><text:span text:style-name="T17">subscribe(</text:span><text:span text:style-name="T25">"MessageA"</text:span><text:span text:style-name="T17">, </text:span><text:span text:style-name="T19">1</text:span><text:span text:style-name="T17">, CallbackA);</text:span></text:p>
      <text:p text:style-name="P18"><text:s text:c="2"/><text:span text:style-name="T17">std::thread spinner_thread_a([</text:span><text:span text:style-name="T19">&amp;</text:span><text:span text:style-name="T17">callback_queue_a]() {</text:span></text:p>
      <text:p text:style-name="P18"><text:s text:c="4"/><text:span text:style-name="T17">ros::SingleThreadedSpinner spinner_a;</text:span></text:p>
      <text:p text:style-name="P18"><text:s text:c="4"/><text:span text:style-name="T17">spinner_a</text:span><text:span text:style-name="T19">.</text:span><text:span text:style-name="T17">spin(</text:span><text:span text:style-name="T19">&amp;</text:span><text:span text:style-name="T17">callback_queue_a);</text:span></text:p>
      <text:p text:style-name="P18"><text:s text:c="2"/><text:span text:style-name="T17">});</text:span></text:p>
      <text:p text:style-name="P18"><text:s text:c="2"/><text:span text:style-name="T17">ros::spin();</text:span></text:p>
      <text:p text:style-name="P18"><text:s text:c="2"/><text:span text:style-name="T17">spinner_thread_a</text:span><text:span text:style-name="T19">.</text:span><text:span text:style-name="T17">join();</text:span></text:p>
      <text:p text:style-name="P18"><text:s text:c="2"/><text:span text:style-name="T22">return</text:span><text:span text:style-name="T17"> </text:span><text:span text:style-name="T19">0</text:span><text:span text:style-name="T17">;</text:span></text:p>
      <text:p text:style-name="P17">}</text:p>
      <text:p text:style-name="P41"><draw:frame draw:style-name="fr1" draw:name="Image4" text:anchor-type="as-char" svg:width="0.7862in" svg:height="0.3929in" draw:z-index="3"><draw:image xlink:href="https://s3.eu-west-1.amazonaws.com/notebooks.ws/modern_cpp/images/several_callback_queues.png" xlink:type="simple" xlink:show="embed" xlink:actuate="onLoad"/><svg:title>alt text</svg:title></draw:frame></text:p>
      <text:h text:style-name="P3" text:outline-level="3"><text:span text:style-name="T1">7.6</text:span>   Conclusions</text:h>
      <text:list xml:id="list3025668272" text:style-name="L14">
        <text:list-item>
          <text:p text:style-name="P47"><text:span text:style-name="T12">Always use </text:span><text:span text:style-name="Source_20_Text"><text:span text:style-name="T8">guards</text:span></text:span><text:span text:style-name="T12"> instead of </text:span><text:span text:style-name="Source_20_Text"><text:span text:style-name="T8">mutex</text:span></text:span><text:span text:style-name="T12"> (unless you need complex synchronizations)</text:span></text:p>
        </text:list-item>
        <text:list-item>
          <text:p text:style-name="P46"><text:soft-page-break/>The world of threads has a lot of other functions and complexities. We encourage you to keep learning.</text:p>
        </text:list-item>
      </text:list>
      <text:p text:style-name="P42"><text:span text:style-name="T2">Estimated time to completion: </text:span><text:span text:style-name="Strong_20_Emphasis"><text:span text:style-name="T3">4 hours</text:span></text:span></text:p>
      <text:p text:style-name="P43">In this unit, you will learn how to create threads in your application to parallelize different computations at the same time as a single program.</text:p>
      <text:p text:style-name="P43">Thread management is tricky, so pay attention!</text:p>
      <text:p text:style-name="P21">- End of Summary -</text:p>
      <text:h text:style-name="P4" text:outline-level="3"><text:span text:style-name="T1">7.1</text:span>   Fantastic threads and where to find them</text:h>
      <text:p text:style-name="P42"><text:span text:style-name="T2">When you create a thread, you make an execution fork of your main program. At that point, the main program and the fork will be executed simultaneously and in parallel, in different </text:span><text:span text:style-name="Strong_20_Emphasis"><text:span text:style-name="T3">threads</text:span></text:span><text:span text:style-name="T2">.</text:span></text:p>
      <text:p text:style-name="P44"><draw:frame draw:style-name="fr1" draw:name="Image1" text:anchor-type="as-char" svg:width="0.7862in" svg:height="0.3929in" draw:z-index="0"><draw:image xlink:href="https://s3.eu-west-1.amazonaws.com/notebooks.ws/modern_cpp/images/real_fork_join.png" xlink:type="simple" xlink:show="embed" xlink:actuate="onLoad"/><svg:title>alt text</svg:title></draw:frame></text:p>
      <text:p text:style-name="P43">The CPU treats each thread like a different program, so, in some sense, they all are independent programs running on the CPU.</text:p>
      <text:p text:style-name="P43">A process can have multiple threads, these threads will use the same address space as the process. Why is this important? It means that by sharing the same memory they can share data quickly and directly compared to separate processes. This is why multithreaded applications typically result in faster performance and reduced memory usage.</text:p>
      <text:p text:style-name="P42"><text:span text:style-name="T2">Every program is made of at least one thread, which begins executing when the program starts and runs the </text:span><text:span text:style-name="Source_20_Text"><text:span text:style-name="T7">main()</text:span></text:span><text:span text:style-name="T2"> function. Your program can then create additional "child" threads. To do so we must include the </text:span><text:span text:style-name="Source_20_Text"><text:span text:style-name="T7">thread</text:span></text:span><text:span text:style-name="T2"> library and use the following syntax:</text:span></text:p>
      <text:p text:style-name="P45">In [ ]:</text:p>
      <text:p text:style-name="P12">std::thread t(<text:span text:style-name="T18">&amp;</text:span>myThreadFunction);</text:p>
      <text:p text:style-name="P42"><text:span text:style-name="T2">The above syntax creates a thread named </text:span><text:span text:style-name="Source_20_Text"><text:span text:style-name="T7">t</text:span></text:span><text:span text:style-name="T2">, which executes a function named </text:span><text:span text:style-name="Source_20_Text"><text:span text:style-name="T7">myThreadFunction</text:span></text:span><text:span text:style-name="T2">. As you can see, a child thread only executes a part or piece of your code. After a thread has completed its part of the program, it becomes available to execute a new task.</text:span></text:p>
      <text:p text:style-name="P43">See an example below:</text:p>
      <text:p text:style-name="P45">In [ ]:</text:p>
      <text:p text:style-name="P14">#include &lt;thread&gt;</text:p>
      <text:p text:style-name="P15"/>
      <text:p text:style-name="P17">void myThreadFunction()</text:p>
      <text:p text:style-name="P17">{</text:p>
      <text:p text:style-name="P18"><text:s text:c="4"/><text:span text:style-name="T19">...</text:span><text:span text:style-name="T17"> the thread function code </text:span><text:span text:style-name="T19">...</text:span></text:p>
      <text:p text:style-name="P17">}</text:p>
      <text:p text:style-name="P15"/>
      <text:p text:style-name="P17"><text:span text:style-name="T20">int</text:span> main()</text:p>
      <text:p text:style-name="P17">{</text:p>
      <text:p text:style-name="P18"><text:s text:c="4"/><text:span text:style-name="T17">std::thread t(</text:span><text:span text:style-name="T19">&amp;</text:span><text:span text:style-name="T17">myThreadFunction);</text:span></text:p>
      <text:p text:style-name="P18"><text:s text:c="4"/></text:p>
      <text:p text:style-name="P18"><text:s text:c="4"/><text:span text:style-name="T19">...</text:span><text:span text:style-name="T17"> the main code </text:span><text:span text:style-name="T19">...</text:span></text:p>
      <text:p text:style-name="P18"><text:s text:c="4"/></text:p>
      <text:p text:style-name="P18"><text:s text:c="4"/><text:span text:style-name="T22">if</text:span><text:span text:style-name="T17">(t</text:span><text:span text:style-name="T19">.</text:span><text:span text:style-name="T17">joinable())</text:span></text:p>
      <text:p text:style-name="P18"><text:s text:c="8"/><text:span text:style-name="T17">t</text:span><text:span text:style-name="T19">.</text:span><text:span text:style-name="T17">join();</text:span></text:p>
      <text:p text:style-name="P18"><text:s text:c="4"/></text:p>
      <text:p text:style-name="P18"><text:s text:c="4"/><text:span text:style-name="T22">return</text:span><text:span text:style-name="T17"> </text:span><text:span text:style-name="T19">0</text:span><text:span text:style-name="T17">;</text:span></text:p>
      <text:p text:style-name="P17"><text:soft-page-break/>}</text:p>
      <text:p text:style-name="P42"><text:span text:style-name="T2">Here it is important to notice that both functions, the </text:span><text:span text:style-name="Emphasis"><text:span text:style-name="T4">main</text:span></text:span><text:span text:style-name="T2"> function and the </text:span><text:span text:style-name="Emphasis"><text:span text:style-name="T4">myThreadFunction</text:span></text:span><text:span text:style-name="T2">, will execute simultaneously once the thread named </text:span><text:span text:style-name="Source_20_Text"><text:span text:style-name="T7">t</text:span></text:span><text:span text:style-name="T2"> is created. This means, it doesn't matter how long the execution of the function </text:span><text:span text:style-name="Source_20_Text"><text:span text:style-name="T7">myThreadFunction</text:span></text:span><text:span text:style-name="T2"> takes, main will continue to run the instructions is has.</text:span></text:p>
      <text:p text:style-name="P43">Notice how under these circumstances, it might be possible that the parent thread (main thread) finishes execution before child thread. When this happens, the entire program shuts down, even if the child thread is still running.</text:p>
      <text:p text:style-name="P42"><text:span text:style-name="T2">In the above program we use </text:span><text:span text:style-name="Source_20_Text"><text:span text:style-name="T7">t.join()</text:span></text:span><text:span text:style-name="T2"> to make the main thread wait for the other thread. This prevents a program shutdown before the child thread executed all its code. In other words it will wait until the child thread has finished.</text:span></text:p>
      <text:p text:style-name="P42"><text:span text:style-name="T2">If the </text:span><text:span text:style-name="Emphasis"><text:span text:style-name="T4">thread</text:span></text:span><text:span text:style-name="T2"> </text:span><text:span text:style-name="Source_20_Text"><text:span text:style-name="T7">t</text:span></text:span><text:span text:style-name="T2"> has already finished when doing the </text:span><text:span text:style-name="Source_20_Text"><text:span text:style-name="T7">t.join</text:span></text:span><text:span text:style-name="T2"> check, the check can fail in an exception. To prevent that, we use the </text:span><text:span text:style-name="Source_20_Text"><text:span text:style-name="T7">t.joinable</text:span></text:span><text:span text:style-name="T2"> check to identify if the </text:span><text:span text:style-name="Emphasis"><text:span text:style-name="T4">thread t</text:span></text:span><text:span text:style-name="T2"> is still available.</text:span></text:p>
      <text:p text:style-name="P42"><text:span text:style-name="Strong_20_Emphasis"><text:span text:style-name="T3">NOTE:</text:span></text:span><text:span text:style-name="T2"> As you can see, the function to be executed by the </text:span><text:span text:style-name="Emphasis"><text:span text:style-name="T4">thread</text:span></text:span><text:span text:style-name="T2"> is </text:span><text:span text:style-name="Strong_20_Emphasis"><text:span text:style-name="T3">passed by reference</text:span></text:span><text:span text:style-name="T2">. However parameters to functions in threads </text:span><text:span text:style-name="Strong_20_Emphasis"><text:span text:style-name="T3">are passed as local copies</text:span></text:span><text:span text:style-name="T2"> in the thread's stack, even if the if the function signature contains a reference. This is because the constructor for </text:span><text:span text:style-name="Source_20_Text"><text:span text:style-name="T7">std::thread</text:span></text:span><text:span text:style-name="T2"> doesn't forward its arguments by reference; it copies the arguments that are passed to it. As consequence you cannot pass a reference (or const reference) directly to a thread unless it gets wrapped (e.g. with std::ref or std::cref).</text:span></text:p>
      <text:p text:style-name="P42"><text:span text:style-name="T2">Another way of preventing the premature death of the thread is by doing a </text:span><text:span text:style-name="Strong_20_Emphasis"><text:span text:style-name="T3">detachment</text:span></text:span><text:span text:style-name="T2"> of the </text:span><text:span text:style-name="Emphasis"><text:span text:style-name="T4">thread</text:span></text:span><text:span text:style-name="T2"> from the </text:span><text:span text:style-name="Emphasis"><text:span text:style-name="T4">main</text:span></text:span><text:span text:style-name="T2"> code:</text:span></text:p>
      <text:p text:style-name="P45">In [ ]:</text:p>
      <text:p text:style-name="P14">#include &lt;thread&gt;</text:p>
      <text:p text:style-name="P15"/>
      <text:p text:style-name="P17">void myThreadFunction()</text:p>
      <text:p text:style-name="P17">{</text:p>
      <text:p text:style-name="P18"><text:s text:c="4"/><text:span text:style-name="T19">...</text:span><text:span text:style-name="T17"> the thread function code </text:span><text:span text:style-name="T19">...</text:span></text:p>
      <text:p text:style-name="P17">}</text:p>
      <text:p text:style-name="P15"/>
      <text:p text:style-name="P17"><text:span text:style-name="T20">int</text:span> main()</text:p>
      <text:p text:style-name="P17">{</text:p>
      <text:p text:style-name="P18"><text:s text:c="4"/><text:span text:style-name="T17">std::thread t(</text:span><text:span text:style-name="T19">&amp;</text:span><text:span text:style-name="T17">myThreadFunction);</text:span></text:p>
      <text:p text:style-name="P18"><text:s text:c="4"/></text:p>
      <text:p text:style-name="P18"><text:s text:c="4"/><text:span text:style-name="T19">...</text:span><text:span text:style-name="T17"> the main code </text:span><text:span text:style-name="T19">...</text:span></text:p>
      <text:p text:style-name="P18"><text:s text:c="4"/></text:p>
      <text:p text:style-name="P18"><text:s text:c="4"/><text:span text:style-name="T17">t</text:span><text:span text:style-name="T19">.</text:span><text:span text:style-name="T17">detach();</text:span></text:p>
      <text:p text:style-name="P18"><text:s text:c="4"/><text:span text:style-name="T22">return</text:span><text:span text:style-name="T17"> </text:span><text:span text:style-name="T19">0</text:span><text:span text:style-name="T17">;</text:span></text:p>
      <text:p text:style-name="P17">}</text:p>
      <text:p text:style-name="P42"><text:span text:style-name="T2">By doing so, the </text:span><text:span text:style-name="Source_20_Text"><text:span text:style-name="T7">main()</text:span></text:span><text:span text:style-name="T2"> function has its own thread and the </text:span><text:span text:style-name="Source_20_Text"><text:span text:style-name="T7">myThreadFunction()</text:span></text:span><text:span text:style-name="T2"> also has its own thread. Each funtion can finish at will without interfering with the other. The </text:span><text:span text:style-name="Emphasis"><text:span text:style-name="T4">thread</text:span></text:span><text:span text:style-name="T2"> has become a </text:span><text:span text:style-name="Strong_20_Emphasis"><text:span text:style-name="Emphasis"><text:span text:style-name="T5">daemon</text:span></text:span></text:span><text:span text:style-name="T2"> which runs in the background with no way of communication. As a results this could result in undefined behavior. With that in mind, it’s generally best not use daemon threads.</text:span></text:p>
      <text:h text:style-name="P7" text:outline-level="4"><text:bookmark text:name="Compiling-code-with-threads"/><text:soft-page-break/>Compiling code with threads</text:h>
      <text:p text:style-name="P43">To compile multithread code with g++, use the following command:</text:p>
      <text:p text:style-name="P20">g++ &lt;your_cpp_file&gt; -o &lt;your_executable_name&gt; -std=c++11 -pthread</text:p>
      <text:p text:style-name="P42"><text:span text:style-name="T2">Replace </text:span><text:span text:style-name="Source_20_Text"><text:span text:style-name="T7">&lt;your_cpp_file&gt;</text:span></text:span><text:span text:style-name="T2"> with your source code file name and </text:span><text:span text:style-name="Source_20_Text"><text:span text:style-name="T7">&lt;your_executable_name&gt;</text:span></text:span><text:span text:style-name="T2"> with the name of the file produced by g++.</text:span></text:p>
      <text:p text:style-name="P22">- Exercise 7.1.1 -</text:p>
      <text:p text:style-name="P42"><text:span text:style-name="Strong_20_Emphasis"><text:span text:style-name="T3">Tasks</text:span></text:span></text:p>
      <text:list xml:id="list65840751" text:style-name="L1">
        <text:list-item>
          <text:p text:style-name="P34"><text:span text:style-name="T12">Create a new directory in your home directory called </text:span><text:span text:style-name="Source_20_Text"><text:span text:style-name="T8">multithreading_exercises</text:span></text:span><text:span text:style-name="T12">.</text:span></text:p>
        </text:list-item>
        <text:list-item>
          <text:p text:style-name="P34"><text:span text:style-name="T12">Next, create a .cpp file named </text:span><text:span text:style-name="Source_20_Text"><text:span text:style-name="T8">exercise1.cpp</text:span></text:span><text:span text:style-name="T12">, you will place all your code from this exercise in this file.</text:span></text:p>
        </text:list-item>
        <text:list-item>
          <text:p text:style-name="P34"><text:span text:style-name="T12">Include the </text:span><text:span text:style-name="Source_20_Text"><text:span text:style-name="T8">&lt;thread&gt;</text:span></text:span><text:span text:style-name="T12"> library on your code.</text:span></text:p>
        </text:list-item>
        <text:list-item>
          <text:p text:style-name="P23">Create a function that you want the thread to execute.</text:p>
        </text:list-item>
        <text:list-item>
          <text:p text:style-name="P23">Create a thread object that will invoke the function.</text:p>
        </text:list-item>
        <text:list-item>
          <text:p text:style-name="P23">Wait for the thread to finish before executing the main function.</text:p>
        </text:list-item>
        <text:list-item>
          <text:p text:style-name="P23">Compile and run your code, fixing any errors, if necessary.</text:p>
        </text:list-item>
      </text:list>
      <text:p text:style-name="P22">- End of Exercise 7.1.1 -</text:p>
      <text:p text:style-name="P33">- Solution for Exercise 7.1.1 -</text:p>
      <text:p text:style-name="P43">One solution:</text:p>
      <text:p text:style-name="P45">In [ ]:</text:p>
      <text:p text:style-name="P14">#include &lt;iostream&gt;</text:p>
      <text:p text:style-name="P19">#include &lt;thread&gt;</text:p>
      <text:p text:style-name="P15"/>
      <text:p text:style-name="P15"/>
      <text:p text:style-name="P17"><text:span text:style-name="T18">//</text:span> The function you want to execute on the new thread<text:span text:style-name="T18">.</text:span></text:p>
      <text:p text:style-name="P17">void task()</text:p>
      <text:p text:style-name="P17">{</text:p>
      <text:p text:style-name="P18"><text:s text:c="4"/><text:span text:style-name="T17">std::cout </text:span><text:span text:style-name="T19">&lt;&lt;</text:span><text:span text:style-name="T17"> </text:span><text:span text:style-name="T25">"Executing work on a thread!"</text:span><text:span text:style-name="T17"> </text:span><text:span text:style-name="T19">&lt;&lt;</text:span><text:span text:style-name="T17"> std::endl;</text:span></text:p>
      <text:p text:style-name="P17">}</text:p>
      <text:p text:style-name="P15"/>
      <text:p text:style-name="P17"><text:span text:style-name="T20">int</text:span> main()</text:p>
      <text:p text:style-name="P17">{</text:p>
      <text:p text:style-name="P18"><text:s text:c="4"/><text:span text:style-name="T19">//</text:span><text:span text:style-name="T17"> Constructs the new thread </text:span><text:span text:style-name="T26">and</text:span><text:span text:style-name="T17"> runs it</text:span><text:span text:style-name="T19">.</text:span><text:span text:style-name="T17"> Does </text:span><text:span text:style-name="T26">not</text:span><text:span text:style-name="T17"> block execution</text:span><text:span text:style-name="T19">.</text:span></text:p>
      <text:p text:style-name="P18"><text:s text:c="4"/><text:span text:style-name="T17">std::thread t1(task);</text:span></text:p>
      <text:p text:style-name="P15"/>
      <text:p text:style-name="P18"><text:s text:c="4"/><text:span text:style-name="T19">//</text:span><text:span text:style-name="T17"> Do other things</text:span><text:span text:style-name="T19">...</text:span></text:p>
      <text:p text:style-name="P15"/>
      <text:p text:style-name="P18"><text:s text:c="4"/><text:span text:style-name="T19">//</text:span><text:span text:style-name="T17"> Makes the main thread wait </text:span><text:span text:style-name="T22">for</text:span><text:span text:style-name="T17"> the new thread to finish execution, blocking its own execution</text:span><text:span text:style-name="T19">.</text:span></text:p>
      <text:p text:style-name="P18"><text:s text:c="4"/><text:span text:style-name="T17">t1</text:span><text:span text:style-name="T19">.</text:span><text:span text:style-name="T17">join();</text:span></text:p>
      <text:p text:style-name="P17">}</text:p>
      <text:p text:style-name="P43">Compile with:</text:p>
      <text:p text:style-name="P45">In [ ]:</text:p>
      <text:p text:style-name="P12">g<text:span text:style-name="T18">++</text:span> exercise1<text:span text:style-name="T18">.</text:span>cpp <text:span text:style-name="T18">-</text:span>o exercise1 <text:span text:style-name="T18">-</text:span>std<text:span text:style-name="T18">=</text:span>c<text:span text:style-name="T18">++11</text:span> <text:span text:style-name="T18">-</text:span>pthread</text:p>
      <text:p text:style-name="P43">Run with:</text:p>
      <text:p text:style-name="P45">In [ ]:</text:p>
      <text:p text:style-name="P12"><text:span text:style-name="T18">./</text:span>exercise1</text:p>
      <text:p text:style-name="P33">- End of Solution for Exercise 7.1.1 -</text:p>
      <text:h text:style-name="P8" text:outline-level="4"><text:bookmark text:name="A-couple-of-useful-functions-for-threads"/><text:span text:style-name="T13">A couple of useful functions for </text:span><text:span text:style-name="Emphasis"><text:span text:style-name="T14">threads</text:span></text:span></text:h>
      <text:list xml:id="list2625643572" text:style-name="L2">
        <text:list-item>
          <text:p text:style-name="P35"><text:span text:style-name="T12">Get the </text:span><text:span text:style-name="Emphasis"><text:span text:style-name="T15">id</text:span></text:span><text:span text:style-name="T12"> of the child thread:</text:span></text:p>
        </text:list-item>
      </text:list>
      <text:p text:style-name="P45">In [ ]:</text:p>
      <text:p text:style-name="P12">t<text:span text:style-name="T18">.</text:span>get_id();</text:p>
      <text:list xml:id="list1831432452" text:style-name="L3">
        <text:list-item>
          <text:p text:style-name="P24">Get the number of threads supported:</text:p>
        </text:list-item>
      </text:list>
      <text:p text:style-name="P45"><text:soft-page-break/>In [ ]:</text:p>
      <text:p text:style-name="P12">std::thread::hardware_concurrency();</text:p>
      <text:h text:style-name="P5" text:outline-level="3"><text:bookmark text:name="Passing-arguments-to-a-function-in-a-new-thread"/>Passing arguments to a function in a new thread</text:h>
      <text:p text:style-name="P43">To pass arguments to a thread function, pass additional arguments to the std::thread object constructor, like so:</text:p>
      <text:p text:style-name="P45">In [ ]:</text:p>
      <text:p text:style-name="P12">std::thread t(<text:span text:style-name="T18">&amp;</text:span>myThreadFunction, s);</text:p>
      <text:p text:style-name="P43">To pass more arguments, put all the parameters after the function reference.</text:p>
      <text:p text:style-name="P43">Then do the call:</text:p>
      <text:p text:style-name="P45">In [ ]:</text:p>
      <text:p text:style-name="P14">#include &lt;thread&gt;</text:p>
      <text:p text:style-name="P19">#include &lt;string&gt;</text:p>
      <text:p text:style-name="P15"/>
      <text:p text:style-name="P17">void myThreadFunction(std::string my_string)</text:p>
      <text:p text:style-name="P17">{</text:p>
      <text:p text:style-name="P18"><text:s text:c="4"/><text:span text:style-name="T19">...</text:span><text:span text:style-name="T17"> the thread function code </text:span><text:span text:style-name="T19">...</text:span></text:p>
      <text:p text:style-name="P17">}</text:p>
      <text:p text:style-name="P15"/>
      <text:p text:style-name="P17"><text:span text:style-name="T20">int</text:span> main()</text:p>
      <text:p text:style-name="P17">{</text:p>
      <text:p text:style-name="P18"><text:s text:c="4"/><text:span text:style-name="T17">std::string s </text:span><text:span text:style-name="T19">=</text:span><text:span text:style-name="T17"> </text:span><text:span text:style-name="T25">"My String"</text:span><text:span text:style-name="T17">;</text:span></text:p>
      <text:p text:style-name="P18"><text:s text:c="4"/><text:span text:style-name="T17">std::thread t(</text:span><text:span text:style-name="T19">&amp;</text:span><text:span text:style-name="T17">myThreadFunction, s);</text:span></text:p>
      <text:p text:style-name="P18"><text:s text:c="4"/></text:p>
      <text:p text:style-name="P18"><text:s text:c="4"/><text:span text:style-name="T19">...</text:span><text:span text:style-name="T17"> the main code </text:span><text:span text:style-name="T19">...</text:span></text:p>
      <text:p text:style-name="P18"><text:s text:c="4"/></text:p>
      <text:p text:style-name="P18"><text:s text:c="4"/><text:span text:style-name="T17">t</text:span><text:span text:style-name="T19">.</text:span><text:span text:style-name="T17">detach();</text:span></text:p>
      <text:p text:style-name="P18"><text:s text:c="4"/><text:span text:style-name="T22">return</text:span><text:span text:style-name="T17"> </text:span><text:span text:style-name="T19">0</text:span><text:span text:style-name="T17">;</text:span></text:p>
      <text:p text:style-name="P17">}</text:p>
      <text:p text:style-name="P42"><text:span text:style-name="T2">In the previous function, you passed the parameter </text:span><text:span text:style-name="Source_20_Text"><text:span text:style-name="T7">s</text:span></text:span><text:span text:style-name="T2"> by copy. Notice that the thread will create a local copy of </text:span><text:span text:style-name="Source_20_Text"><text:span text:style-name="T7">s</text:span></text:span><text:span text:style-name="T2"> and do all the operations on the local copy of this variable. Therefore, changes to </text:span><text:span text:style-name="Source_20_Text"><text:span text:style-name="T7">s</text:span></text:span><text:span text:style-name="T2"> will not reflect in the main after the thread function is completed.</text:span></text:p>
      <text:h text:style-name="P5" text:outline-level="3"><text:bookmark text:name="Passing-arguments-by-reference"/>Passing arguments by reference</text:h>
      <text:p text:style-name="P42"><text:span text:style-name="T2">If you want to pass the parameter by reference (which you should in most cases), then use a special notation: </text:span><text:span text:style-name="Strong_20_Emphasis"><text:span text:style-name="T3">std::ref()</text:span></text:span><text:span text:style-name="T2">.</text:span></text:p>
      <text:p text:style-name="P45">In [ ]:</text:p>
      <text:p text:style-name="P12">std::thread t(<text:span text:style-name="T18">&amp;</text:span>thread_function, std::ref(s));</text:p>
      <text:p text:style-name="P42"><text:span text:style-name="T2">That will pass the variable </text:span><text:span text:style-name="Source_20_Text"><text:span text:style-name="T7">s</text:span></text:span><text:span text:style-name="T2"> as a reference to the thread.</text:span></text:p>
      <text:h text:style-name="P5" text:outline-level="3"><text:bookmark text:name="Sharing-resources-between-threads-safely"/>Sharing resources between threads safely</text:h>
      <text:p text:style-name="P43">Suppose the main thread and a child thread need to call the same function. You need to prevent simultaneously calling the same function from two threads; otherwise, they will interfere with the function resources.</text:p>
      <text:p text:style-name="P42"><text:span text:style-name="T2">To prevent that error, we have to block resources when one of the threads calls the function. The process of blocking is made by using a </text:span><text:span text:style-name="Source_20_Text"><text:span text:style-name="T7">mutex</text:span></text:span><text:span text:style-name="T2">. Do not worry. It sounds scarier than it is. A </text:span><text:span text:style-name="Source_20_Text"><text:span text:style-name="T7">mutex</text:span></text:span><text:span text:style-name="T2"> is just an object that can be acquired and released, as you will see in a second.</text:span></text:p>
      <text:p text:style-name="P42"><text:span text:style-name="T2">To include </text:span><text:span text:style-name="Source_20_Text"><text:span text:style-name="T7">mutex</text:span></text:span><text:span text:style-name="T2"> in the code, do the following:</text:span></text:p>
      <text:list xml:id="list1547175062" text:style-name="L4">
        <text:list-item>
          <text:p text:style-name="P36"><text:span text:style-name="T12">Include the libraries that provide </text:span><text:span text:style-name="Source_20_Text"><text:span text:style-name="T8">mutex</text:span></text:span><text:span text:style-name="T12"> support</text:span></text:p>
        </text:list-item>
      </text:list>
      <text:p text:style-name="P45">In [ ]:</text:p>
      <text:p text:style-name="P13"><text:s/><text:span text:style-name="T27">#include &lt;mutex&gt;</text:span></text:p>
      <text:list xml:id="list1882825679" text:style-name="L5">
        <text:list-item>
          <text:p text:style-name="P37"><text:soft-page-break/><text:span text:style-name="T12">Then create the </text:span><text:span text:style-name="Source_20_Text"><text:span text:style-name="T8">mutex</text:span></text:span></text:p>
        </text:list-item>
      </text:list>
      <text:p text:style-name="P45">In [ ]:</text:p>
      <text:p text:style-name="P12">std::mutex mu;</text:p>
      <text:p text:style-name="P42"><text:span text:style-name="T2">Then use the </text:span><text:span text:style-name="Source_20_Text"><text:span text:style-name="T7">mutex</text:span></text:span><text:span text:style-name="T2"> to </text:span><text:span text:style-name="Strong_20_Emphasis"><text:span text:style-name="T3">lock</text:span></text:span><text:span text:style-name="T2"> the resources you will use, and </text:span><text:span text:style-name="Strong_20_Emphasis"><text:span text:style-name="T3">unlock</text:span></text:span><text:span text:style-name="T2"> them when you are done.</text:span></text:p>
      <text:p text:style-name="P42"><text:span text:style-name="T2">In the following example, the function </text:span><text:span text:style-name="Source_20_Text"><text:span text:style-name="T7">mySharedFunc</text:span></text:span><text:span text:style-name="T2"> is called by the </text:span><text:span text:style-name="Source_20_Text"><text:span text:style-name="T7">main</text:span></text:span><text:span text:style-name="T2"> and </text:span><text:span text:style-name="Source_20_Text"><text:span text:style-name="T7">t</text:span></text:span><text:span text:style-name="T2"> threads.</text:span></text:p>
      <text:p text:style-name="P42"><text:span text:style-name="T2">The </text:span><text:span text:style-name="Source_20_Text"><text:span text:style-name="T7">mu.lock()</text:span></text:span><text:span text:style-name="T2"> call</text:span></text:p>
      <text:p text:style-name="P45">In [ ]:</text:p>
      <text:p text:style-name="P14">#include &lt;iostream&gt;</text:p>
      <text:p text:style-name="P19">#include &lt;thread&gt;</text:p>
      <text:p text:style-name="P19">#include &lt;string&gt;</text:p>
      <text:p text:style-name="P19">#include &lt;mutex&gt;</text:p>
      <text:p text:style-name="P15"/>
      <text:p text:style-name="P17">std::mutex mu;</text:p>
      <text:p text:style-name="P15"/>
      <text:p text:style-name="P17">void mySharedFunc(std::string msg, <text:span text:style-name="T20">int</text:span> <text:span text:style-name="T20">id</text:span>)</text:p>
      <text:p text:style-name="P17">{</text:p>
      <text:p text:style-name="P18"><text:s text:c="4"/><text:span text:style-name="T17">mu</text:span><text:span text:style-name="T19">.</text:span><text:span text:style-name="T17">lock();</text:span></text:p>
      <text:p text:style-name="P18"><text:s text:c="4"/><text:span text:style-name="T19">//</text:span><text:span text:style-name="T17"> This </text:span><text:span text:style-name="T26">is</text:span><text:span text:style-name="T17"> a thread</text:span><text:span text:style-name="T19">-</text:span><text:span text:style-name="T17">safe zone: just one thread at a time </text:span><text:span text:style-name="T26">is</text:span><text:span text:style-name="T17"> allowed</text:span></text:p>
      <text:p text:style-name="P18"><text:s text:c="4"/><text:span text:style-name="T17">std::cout </text:span><text:span text:style-name="T19">&lt;&lt;</text:span><text:span text:style-name="T17"> msg </text:span><text:span text:style-name="T19">&lt;&lt;</text:span><text:span text:style-name="T17"> </text:span><text:span text:style-name="T25">":"</text:span><text:span text:style-name="T17"> </text:span><text:span text:style-name="T19">&lt;&lt;</text:span><text:span text:style-name="T17"> </text:span><text:span text:style-name="T21">id</text:span><text:span text:style-name="T17"> </text:span><text:span text:style-name="T19">&lt;&lt;</text:span><text:span text:style-name="T17"> std::endl;</text:span></text:p>
      <text:p text:style-name="P18"><text:s text:c="4"/><text:span text:style-name="T17">mu</text:span><text:span text:style-name="T19">.</text:span><text:span text:style-name="T17">unlock();</text:span></text:p>
      <text:p text:style-name="P17">}</text:p>
      <text:p text:style-name="P17">void thread_function()</text:p>
      <text:p text:style-name="P17">{</text:p>
      <text:p text:style-name="P18"><text:s text:c="4"/><text:span text:style-name="T22">for</text:span><text:span text:style-name="T17"> (</text:span><text:span text:style-name="T21">int</text:span><text:span text:style-name="T17"> i </text:span><text:span text:style-name="T19">=</text:span><text:span text:style-name="T17"> </text:span><text:span text:style-name="T19">-100</text:span><text:span text:style-name="T17">; i </text:span><text:span text:style-name="T19">&lt;</text:span><text:span text:style-name="T17"> </text:span><text:span text:style-name="T19">0</text:span><text:span text:style-name="T17">; i</text:span><text:span text:style-name="T19">++</text:span><text:span text:style-name="T17">)</text:span></text:p>
      <text:p text:style-name="P18"><text:s text:c="8"/><text:span text:style-name="T17">mySharedFunc(</text:span><text:span text:style-name="T25">"thread function"</text:span><text:span text:style-name="T17">, i);</text:span></text:p>
      <text:p text:style-name="P17">}</text:p>
      <text:p text:style-name="P15"/>
      <text:p text:style-name="P17"><text:span text:style-name="T20">int</text:span> main()</text:p>
      <text:p text:style-name="P17">{</text:p>
      <text:p text:style-name="P18"><text:s text:c="4"/><text:span text:style-name="T17">std::thread t(</text:span><text:span text:style-name="T19">&amp;</text:span><text:span text:style-name="T17">thread_function);</text:span></text:p>
      <text:p text:style-name="P18"><text:s text:c="4"/><text:span text:style-name="T22">for</text:span><text:span text:style-name="T17"> (</text:span><text:span text:style-name="T21">int</text:span><text:span text:style-name="T17"> i </text:span><text:span text:style-name="T19">=</text:span><text:span text:style-name="T17"> </text:span><text:span text:style-name="T19">100</text:span><text:span text:style-name="T17">; i </text:span><text:span text:style-name="T19">&gt;</text:span><text:span text:style-name="T17"> </text:span><text:span text:style-name="T19">0</text:span><text:span text:style-name="T17">; i</text:span><text:span text:style-name="T19">--</text:span><text:span text:style-name="T17">)</text:span></text:p>
      <text:p text:style-name="P18"><text:s text:c="8"/><text:span text:style-name="T17">mySharedFunc(</text:span><text:span text:style-name="T25">"main thread"</text:span><text:span text:style-name="T17">, i);</text:span></text:p>
      <text:p text:style-name="P18"><text:s text:c="4"/><text:span text:style-name="T17">t</text:span><text:span text:style-name="T19">.</text:span><text:span text:style-name="T17">join();</text:span></text:p>
      <text:p text:style-name="P18"><text:s text:c="4"/><text:span text:style-name="T22">return</text:span><text:span text:style-name="T17"> </text:span><text:span text:style-name="T19">0</text:span><text:span text:style-name="T17">;</text:span></text:p>
      <text:p text:style-name="P17">}</text:p>
      <text:p text:style-name="P43">The flow works as follows:</text:p>
      <text:list xml:id="list2139822750" text:style-name="L6">
        <text:list-item>
          <text:p text:style-name="P38"><text:span text:style-name="T12">The </text:span><text:span text:style-name="Source_20_Text"><text:span text:style-name="T8">main</text:span></text:span><text:span text:style-name="T12"> starts and creates another </text:span><text:span text:style-name="Emphasis"><text:span text:style-name="T15">thread</text:span></text:span><text:span text:style-name="T12"> named </text:span><text:span text:style-name="Source_20_Text"><text:span text:style-name="T8">t</text:span></text:span><text:span text:style-name="T12">.</text:span></text:p>
        </text:list-item>
        <text:list-item>
          <text:p text:style-name="P38"><text:span text:style-name="Source_20_Text"><text:span text:style-name="T8">main</text:span></text:span><text:span text:style-name="T12"> starts the </text:span><text:span text:style-name="Source_20_Text"><text:span text:style-name="T8">for</text:span></text:span><text:span text:style-name="T12"> loop and calls </text:span><text:span text:style-name="Source_20_Text"><text:span text:style-name="T8">mySharedFunc</text:span></text:span><text:span text:style-name="T12"> while </text:span><text:span text:style-name="Source_20_Text"><text:span text:style-name="T8">t</text:span></text:span><text:span text:style-name="T12"> is starting.</text:span></text:p>
        </text:list-item>
        <text:list-item>
          <text:p text:style-name="P38"><text:span text:style-name="Source_20_Text"><text:span text:style-name="T8">main</text:span></text:span><text:span text:style-name="T12"> </text:span><text:span text:style-name="Emphasis"><text:span text:style-name="T15">thread</text:span></text:span><text:span text:style-name="T12"> gets the </text:span><text:span text:style-name="Source_20_Text"><text:span text:style-name="T8">mutex</text:span></text:span><text:span text:style-name="T12">. You can think of it as taking the token of control. Nobody else can pass there until the token is released by the </text:span><text:span text:style-name="Source_20_Text"><text:span text:style-name="T8">main</text:span></text:span><text:span text:style-name="T12">.</text:span></text:p>
        </text:list-item>
        <text:list-item>
          <text:p text:style-name="P38"><text:span text:style-name="Source_20_Text"><text:span text:style-name="T8">t</text:span></text:span><text:span text:style-name="T12"> thread also executes </text:span><text:span text:style-name="Source_20_Text"><text:span text:style-name="T8">mySharedFunc</text:span></text:span><text:span text:style-name="T12">, but it reaches the </text:span><text:span text:style-name="Source_20_Text"><text:span text:style-name="T8">mutex lock</text:span></text:span><text:span text:style-name="T12">. It wants to take the </text:span><text:span text:style-name="Source_20_Text"><text:span text:style-name="T8">mutex</text:span></text:span><text:span text:style-name="T12">, but cannot because it is already taken by the </text:span><text:span text:style-name="Source_20_Text"><text:span text:style-name="T8">main</text:span></text:span><text:span text:style-name="T12">. Then </text:span><text:span text:style-name="Source_20_Text"><text:span text:style-name="T8">t</text:span></text:span><text:span text:style-name="T12"> must wait there until the </text:span><text:span text:style-name="Source_20_Text"><text:span text:style-name="T8">mutex</text:span></text:span><text:span text:style-name="T12"> is released. You can say that </text:span><text:span text:style-name="Source_20_Text"><text:span text:style-name="T8">t</text:span></text:span><text:span text:style-name="T12"> is stopped there.</text:span></text:p>
        </text:list-item>
        <text:list-item>
          <text:p text:style-name="P38"><text:span text:style-name="Source_20_Text"><text:span text:style-name="T8">main</text:span></text:span><text:span text:style-name="T12"> finishes the </text:span><text:span text:style-name="Source_20_Text"><text:span text:style-name="T8">std::cout</text:span></text:span><text:span text:style-name="T12"> call within </text:span><text:span text:style-name="Source_20_Text"><text:span text:style-name="T8">mySharedFunc</text:span></text:span><text:span text:style-name="T12">, so it goes and releases the </text:span><text:span text:style-name="Source_20_Text"><text:span text:style-name="T8">mutex</text:span></text:span><text:span text:style-name="T12">.</text:span></text:p>
        </text:list-item>
        <text:list-item>
          <text:p text:style-name="P38"><text:span text:style-name="Source_20_Text"><text:span text:style-name="T8">t</text:span></text:span><text:span text:style-name="T12"> detects the release of the </text:span><text:span text:style-name="Source_20_Text"><text:span text:style-name="T8">mutex</text:span></text:span><text:span text:style-name="T12">, so it takes it and goes to execute the </text:span><text:span text:style-name="Source_20_Text"><text:span text:style-name="T8">std::cout</text:span></text:span><text:span text:style-name="T12">.</text:span></text:p>
        </text:list-item>
        <text:list-item>
          <text:p text:style-name="P38"><text:span text:style-name="T12">In the meantime, the </text:span><text:span text:style-name="Source_20_Text"><text:span text:style-name="T8">main</text:span></text:span><text:span text:style-name="T12"> has returned to its main code, a loop called </text:span><text:span text:style-name="Source_20_Text"><text:span text:style-name="T8">mySharedFunc</text:span></text:span><text:span text:style-name="T12">. So it calls it again, but this time, it reaches the </text:span><text:span text:style-name="Source_20_Text"><text:span text:style-name="T8">mutex</text:span></text:span><text:span text:style-name="T12">, which is taken by </text:span><text:span text:style-name="Source_20_Text"><text:span text:style-name="T8">t</text:span></text:span><text:span text:style-name="T12">. So now, the </text:span><text:span text:style-name="Source_20_Text"><text:span text:style-name="T8">main</text:span></text:span><text:span text:style-name="T12"> waits there until it is released.</text:span></text:p>
        </text:list-item>
        <text:list-item>
          <text:p text:style-name="P38"><text:span text:style-name="Source_20_Text"><text:span text:style-name="T8">t</text:span></text:span><text:span text:style-name="T12"> finishes the </text:span><text:span text:style-name="Source_20_Text"><text:span text:style-name="T8">std::cout</text:span></text:span><text:span text:style-name="T12"> and then releases the </text:span><text:span text:style-name="Source_20_Text"><text:span text:style-name="T8">mutex</text:span></text:span><text:span text:style-name="T12">.</text:span></text:p>
        </text:list-item>
        <text:list-item>
          <text:p text:style-name="P25">Then everything starts again...</text:p>
        </text:list-item>
      </text:list>
      <text:h text:style-name="P8" text:outline-level="4"><text:bookmark text:name="Deadlocks-with-mutex"/><text:soft-page-break/><text:span text:style-name="T13">Deadlocks with </text:span><text:span text:style-name="Source_20_Text"><text:span text:style-name="T9">mutex</text:span></text:span></text:h>
      <text:p text:style-name="P42"><text:span text:style-name="Strong_20_Emphasis"><text:span text:style-name="T3">PROBLEM:</text:span></text:span><text:span text:style-name="T2"> Remember to put the </text:span><text:span text:style-name="Source_20_Text"><text:span text:style-name="T7">unlock</text:span></text:span><text:span text:style-name="T2"> of the </text:span><text:span text:style-name="Source_20_Text"><text:span text:style-name="T7">mutex</text:span></text:span><text:span text:style-name="T2"> in your code to release it for the next caller. Sometimes, you may forget to do it, or it is unclear where you have to release it. Then you may reach a deadlock where your program is locked and cannot move forward because the last caller did not release the token.</text:span></text:p>
      <text:p text:style-name="P42"><text:span text:style-name="T2">God created the </text:span><text:span text:style-name="Source_20_Text"><text:span text:style-name="T7">guard</text:span></text:span><text:span text:style-name="T2">s to prevent situations like this and make life easier.</text:span></text:p>
      <text:h text:style-name="P6" text:outline-level="3"><text:bookmark text:name="Prevent-deadlocks-with-guards."/><text:span text:style-name="T6">Prevent deadlocks with </text:span><text:span text:style-name="Source_20_Text"><text:span text:style-name="T11">guard</text:span></text:span><text:span text:style-name="T6">s.</text:span></text:h>
      <text:p text:style-name="P42"><text:span text:style-name="Source_20_Text"><text:span text:style-name="T7">guard</text:span></text:span><text:span text:style-name="T2">s is a special class that takes care of unlocking a </text:span><text:span text:style-name="Source_20_Text"><text:span text:style-name="T7">mutex</text:span></text:span><text:span text:style-name="T2"> when the </text:span><text:span text:style-name="Emphasis"><text:span text:style-name="T4">scope</text:span></text:span><text:span text:style-name="T2"> of the thread that calls the resource is finished.</text:span></text:p>
      <text:p text:style-name="P42"><text:span text:style-name="T2">So instead of just calling </text:span><text:span text:style-name="Source_20_Text"><text:span text:style-name="T7">.lock()</text:span></text:span><text:span text:style-name="T2"> and </text:span><text:span text:style-name="Source_20_Text"><text:span text:style-name="T7">.unlock()</text:span></text:span><text:span text:style-name="T2"> on a mutex, you will create an </text:span><text:span text:style-name="Source_20_Text"><text:span text:style-name="T7">std::lock_guard</text:span></text:span><text:span text:style-name="T2"> object with an associated mutex. Once this lock_guard object is created, it will lock the mutex it is given, protecting the thread operation. When the program leaves the scope where the lock_guard object was created, the lock_guard is destroyed, and the mutex is automatically released.</text:span></text:p>
      <text:p text:style-name="P42"><text:span text:style-name="T2">Rewrite the above program using a </text:span><text:span text:style-name="Source_20_Text"><text:span text:style-name="T7">std::lock_guard</text:span></text:span><text:span text:style-name="T2"> object for your easier understanding.</text:span></text:p>
      <text:p text:style-name="P42"><text:span text:style-name="Strong_20_Emphasis"><text:span text:style-name="T3">example2.cpp</text:span></text:span></text:p>
      <text:p text:style-name="P45">In [ ]:</text:p>
      <text:p text:style-name="P14">#include &lt;iostream&gt;</text:p>
      <text:p text:style-name="P19">#include &lt;thread&gt;</text:p>
      <text:p text:style-name="P19">#include &lt;string&gt;</text:p>
      <text:p text:style-name="P19">#include &lt;mutex&gt;</text:p>
      <text:p text:style-name="P15"/>
      <text:p text:style-name="P17">std::mutex mu;</text:p>
      <text:p text:style-name="P15"/>
      <text:p text:style-name="P17">void mySharedFunc(std::string msg, <text:span text:style-name="T20">int</text:span> <text:span text:style-name="T20">id</text:span>)</text:p>
      <text:p text:style-name="P17">{</text:p>
      <text:p text:style-name="P18"><text:s text:c="4"/><text:span text:style-name="T17">std::lock_guard</text:span><text:span text:style-name="T19">&lt;</text:span><text:span text:style-name="T17">std::mutex</text:span><text:span text:style-name="T19">&gt;</text:span><text:span text:style-name="T17"> lockGuard(mu);</text:span></text:p>
      <text:p text:style-name="P18"><text:s text:c="4"/><text:span text:style-name="T19">//</text:span><text:span text:style-name="T17"> This </text:span><text:span text:style-name="T26">is</text:span><text:span text:style-name="T17"> a thread</text:span><text:span text:style-name="T19">-</text:span><text:span text:style-name="T17">safe zone: just one thread at a time </text:span><text:span text:style-name="T26">is</text:span><text:span text:style-name="T17"> allowed</text:span></text:p>
      <text:p text:style-name="P18"><text:s text:c="4"/><text:span text:style-name="T17">std::cout </text:span><text:span text:style-name="T19">&lt;&lt;</text:span><text:span text:style-name="T17"> msg </text:span><text:span text:style-name="T19">&lt;&lt;</text:span><text:span text:style-name="T17"> </text:span><text:span text:style-name="T25">":"</text:span><text:span text:style-name="T17"> </text:span><text:span text:style-name="T19">&lt;&lt;</text:span><text:span text:style-name="T17"> </text:span><text:span text:style-name="T21">id</text:span><text:span text:style-name="T17"> </text:span><text:span text:style-name="T19">&lt;&lt;</text:span><text:span text:style-name="T17"> std::endl;</text:span></text:p>
      <text:p text:style-name="P17">}</text:p>
      <text:p text:style-name="P15"/>
      <text:p text:style-name="P17">void thread_function()</text:p>
      <text:p text:style-name="P17">{</text:p>
      <text:p text:style-name="P18"><text:s text:c="4"/><text:span text:style-name="T22">for</text:span><text:span text:style-name="T17"> (</text:span><text:span text:style-name="T21">int</text:span><text:span text:style-name="T17"> i </text:span><text:span text:style-name="T19">=</text:span><text:span text:style-name="T17"> </text:span><text:span text:style-name="T19">-100</text:span><text:span text:style-name="T17">; i </text:span><text:span text:style-name="T19">&lt;</text:span><text:span text:style-name="T17"> </text:span><text:span text:style-name="T19">0</text:span><text:span text:style-name="T17">; i</text:span><text:span text:style-name="T19">++</text:span><text:span text:style-name="T17">)</text:span></text:p>
      <text:p text:style-name="P18"><text:s text:c="8"/><text:span text:style-name="T17">mySharedFunc(</text:span><text:span text:style-name="T25">"thread function"</text:span><text:span text:style-name="T17">, i);</text:span></text:p>
      <text:p text:style-name="P17">}</text:p>
      <text:p text:style-name="P15"/>
      <text:p text:style-name="P17"><text:span text:style-name="T20">int</text:span> main()</text:p>
      <text:p text:style-name="P17">{</text:p>
      <text:p text:style-name="P18"><text:s text:c="4"/><text:span text:style-name="T17">std::thread t(</text:span><text:span text:style-name="T19">&amp;</text:span><text:span text:style-name="T17">thread_function);</text:span></text:p>
      <text:p text:style-name="P18"><text:s text:c="4"/><text:span text:style-name="T22">for</text:span><text:span text:style-name="T17"> (</text:span><text:span text:style-name="T21">int</text:span><text:span text:style-name="T17"> i </text:span><text:span text:style-name="T19">=</text:span><text:span text:style-name="T17"> </text:span><text:span text:style-name="T19">100</text:span><text:span text:style-name="T17">; i </text:span><text:span text:style-name="T19">&gt;</text:span><text:span text:style-name="T17"> </text:span><text:span text:style-name="T19">0</text:span><text:span text:style-name="T17">; i</text:span><text:span text:style-name="T19">--</text:span><text:span text:style-name="T17">)</text:span></text:p>
      <text:p text:style-name="P18"><text:s text:c="8"/><text:span text:style-name="T17">mySharedFunc(</text:span><text:span text:style-name="T25">"main thread"</text:span><text:span text:style-name="T17">, i);</text:span></text:p>
      <text:p text:style-name="P18"><text:s text:c="4"/><text:span text:style-name="T17">t</text:span><text:span text:style-name="T19">.</text:span><text:span text:style-name="T17">join();</text:span></text:p>
      <text:p text:style-name="P18"><text:s text:c="4"/><text:span text:style-name="T22">return</text:span><text:span text:style-name="T17"> </text:span><text:span text:style-name="T19">0</text:span><text:span text:style-name="T17">;</text:span></text:p>
      <text:p text:style-name="P17">}</text:p>
      <text:h text:style-name="P7" text:outline-level="4"><text:bookmark text:name="The-code-explained"/>The code explained</text:h>
      <text:p text:style-name="P42"><text:span text:style-name="T2">This line here </text:span><text:span text:style-name="Source_20_Text"><text:span text:style-name="T7">std::lock_guard&lt;std::mutex&gt; lockGuard(mu);</text:span></text:span><text:span text:style-name="T2"> creates a lock_guard that takes ownership of </text:span><text:span text:style-name="Source_20_Text"><text:span text:style-name="T7">mu</text:span></text:span><text:span text:style-name="T2">. When </text:span><text:span text:style-name="Source_20_Text"><text:span text:style-name="T7">lock_guard</text:span></text:span><text:span text:style-name="T2"> gets out of scope, the mutex gets unlocked. Notice how </text:span><text:span text:style-name="Source_20_Text"><text:span text:style-name="T7">mu.lock();</text:span></text:span><text:span text:style-name="T2"> and </text:span><text:span text:style-name="Source_20_Text"><text:span text:style-name="T7">mu.unlock();</text:span></text:span><text:span text:style-name="T2"> are not needed anymore.</text:span></text:p>
      <text:p text:style-name="P43">Compile and execute the program:</text:p>
      <text:p text:style-name="P45"><text:soft-page-break/>In [ ]:</text:p>
      <text:p text:style-name="P12">g<text:span text:style-name="T18">++</text:span> <text:span text:style-name="T18">-</text:span>std<text:span text:style-name="T18">=</text:span>c<text:span text:style-name="T18">++17</text:span> example2<text:span text:style-name="T18">.</text:span>cpp <text:span text:style-name="T18">-</text:span>o example2 <text:span text:style-name="T18">-</text:span>lthread</text:p>
      <text:p text:style-name="P45">In [ ]:</text:p>
      <text:p text:style-name="P12"><text:span text:style-name="T18">./</text:span>example2</text:p>
      <text:h text:style-name="P4" text:outline-level="3"><text:span text:style-name="T1">7.2</text:span>   Synchronization of threads</text:h>
      <text:p text:style-name="P43">Synchronization is when two or more threads access or write on one memory location. Reading shared data from multiple threads is no problem. However, when you read data from one thread but write the data from a different one, you can quickly run into issues such as program defects, data corruption, or crashes.</text:p>
      <text:p text:style-name="P42"><text:span text:style-name="T2">Fortunately, </text:span><text:span text:style-name="Source_20_Text"><text:span text:style-name="T7">mutex</text:span></text:span><text:span text:style-name="T2">es and </text:span><text:span text:style-name="Source_20_Text"><text:span text:style-name="T7">guard</text:span></text:span><text:span text:style-name="T2">s can also protect shared data from being simultaneously accessed by multiple threads allowing thread-safe synchronization.</text:span></text:p>
      <text:p text:style-name="P43">Have a look at the following example.</text:p>
      <text:p text:style-name="P45">In [ ]:</text:p>
      <text:p text:style-name="P14">#include &lt;iostream&gt;</text:p>
      <text:p text:style-name="P19">#include &lt;thread&gt;</text:p>
      <text:p text:style-name="P19">#include &lt;list&gt;</text:p>
      <text:p text:style-name="P19">#include &lt;algorithm&gt;</text:p>
      <text:p text:style-name="P19">#include &lt;mutex&gt;</text:p>
      <text:p text:style-name="P15"/>
      <text:p text:style-name="P15"/>
      <text:p text:style-name="P17"><text:span text:style-name="T18">//</text:span> a <text:span text:style-name="T23">global</text:span> variable</text:p>
      <text:p text:style-name="P17">std::<text:span text:style-name="T20">list</text:span><text:span text:style-name="T18">&lt;</text:span><text:span text:style-name="T20">int</text:span><text:span text:style-name="T18">&gt;</text:span>myList;</text:p>
      <text:p text:style-name="P15"/>
      <text:p text:style-name="P17"><text:span text:style-name="T18">//</text:span> a <text:span text:style-name="T23">global</text:span> instance of std::mutex to protect the <text:span text:style-name="T23">global</text:span> variable</text:p>
      <text:p text:style-name="P17">std::mutex myMutex;</text:p>
      <text:p text:style-name="P15"/>
      <text:p text:style-name="P17">void addToList(<text:span text:style-name="T20">int</text:span> <text:span text:style-name="T20">max</text:span>, <text:span text:style-name="T20">int</text:span> interval)</text:p>
      <text:p text:style-name="P17">{</text:p>
      <text:p text:style-name="P18"><text:s text:c="4"/><text:span text:style-name="T19">//</text:span><text:span text:style-name="T17"> the access to this function </text:span><text:span text:style-name="T26">is</text:span><text:span text:style-name="T17"> mutually exclusive</text:span></text:p>
      <text:p text:style-name="P18"><text:s text:c="4"/><text:span text:style-name="T17">std::lock_guard</text:span><text:span text:style-name="T19">&lt;</text:span><text:span text:style-name="T17">std::mutex</text:span><text:span text:style-name="T19">&gt;</text:span><text:span text:style-name="T17"> guard(myMutex);</text:span></text:p>
      <text:p text:style-name="P18"><text:s text:c="4"/><text:span text:style-name="T22">for</text:span><text:span text:style-name="T17"> (</text:span><text:span text:style-name="T21">int</text:span><text:span text:style-name="T17"> i </text:span><text:span text:style-name="T19">=</text:span><text:span text:style-name="T17"> </text:span><text:span text:style-name="T19">0</text:span><text:span text:style-name="T17">; i </text:span><text:span text:style-name="T19">&lt;</text:span><text:span text:style-name="T17"> </text:span><text:span text:style-name="T21">max</text:span><text:span text:style-name="T17">; i</text:span><text:span text:style-name="T19">++</text:span><text:span text:style-name="T17">) {</text:span></text:p>
      <text:p text:style-name="P18"><text:s text:c="8"/><text:span text:style-name="T22">if</text:span><text:span text:style-name="T17">( (i </text:span><text:span text:style-name="T19">%</text:span><text:span text:style-name="T17"> interval) </text:span><text:span text:style-name="T19">==</text:span><text:span text:style-name="T17"> </text:span><text:span text:style-name="T19">0</text:span><text:span text:style-name="T17">) myList</text:span><text:span text:style-name="T19">.</text:span><text:span text:style-name="T17">push_back(i);</text:span></text:p>
      <text:p text:style-name="P18"><text:s text:c="4"/><text:span text:style-name="T17">}</text:span></text:p>
      <text:p text:style-name="P17">}</text:p>
      <text:p text:style-name="P15"/>
      <text:p text:style-name="P15"/>
      <text:p text:style-name="P17"><text:span text:style-name="T20">int</text:span> main()</text:p>
      <text:p text:style-name="P17">{</text:p>
      <text:p text:style-name="P18"><text:s text:c="4"/><text:span text:style-name="T21">int</text:span><text:span text:style-name="T17"> </text:span><text:span text:style-name="T21">max</text:span><text:span text:style-name="T17"> </text:span><text:span text:style-name="T19">=</text:span><text:span text:style-name="T17"> </text:span><text:span text:style-name="T19">100</text:span><text:span text:style-name="T17">;</text:span></text:p>
      <text:p text:style-name="P15"/>
      <text:p text:style-name="P18"><text:s text:c="4"/><text:span text:style-name="T17">std::thread t1(addToList, </text:span><text:span text:style-name="T21">max</text:span><text:span text:style-name="T17">, </text:span><text:span text:style-name="T19">1</text:span><text:span text:style-name="T17">);</text:span></text:p>
      <text:p text:style-name="P18"><text:s text:c="4"/><text:span text:style-name="T17">std::thread t2(addToList, </text:span><text:span text:style-name="T21">max</text:span><text:span text:style-name="T17">, </text:span><text:span text:style-name="T19">10</text:span><text:span text:style-name="T17">);</text:span></text:p>
      <text:p text:style-name="P15"/>
      <text:p text:style-name="P18"><text:s text:c="4"/><text:span text:style-name="T17">t1</text:span><text:span text:style-name="T19">.</text:span><text:span text:style-name="T17">join();</text:span></text:p>
      <text:p text:style-name="P18"><text:s text:c="4"/><text:span text:style-name="T17">t2</text:span><text:span text:style-name="T19">.</text:span><text:span text:style-name="T17">join();</text:span></text:p>
      <text:p text:style-name="P15"/>
      <text:p text:style-name="P18"><text:s text:c="4"/><text:span text:style-name="T22">return</text:span><text:span text:style-name="T17"> </text:span><text:span text:style-name="T19">0</text:span><text:span text:style-name="T17">;</text:span></text:p>
      <text:p text:style-name="P17">}</text:p>
      <text:p text:style-name="P42"><text:span text:style-name="T2">In the code above, you can see the addToList function runs in both threads t1 and t2. Additionally, it accesses the global variable </text:span><text:span text:style-name="Source_20_Text"><text:span text:style-name="T7">myList</text:span></text:span><text:span text:style-name="T2"> from both threads.</text:span></text:p>
      <text:p text:style-name="P42"><text:span text:style-name="T2">This line </text:span><text:span text:style-name="Source_20_Text"><text:span text:style-name="T7">std::lock_guard&lt;std::mutex&gt; guard(myMutex);</text:span></text:span><text:span text:style-name="T2"> initializes an </text:span><text:span text:style-name="Source_20_Text"><text:span text:style-name="T7">std::lock_guard</text:span></text:span><text:span text:style-name="T2"> object, which takes ownership of the mutex </text:span><text:span text:style-name="Source_20_Text"><text:span text:style-name="T7">myMutex</text:span></text:span><text:span text:style-name="T2"> it is </text:span><text:soft-page-break/><text:span text:style-name="T2">given. When the function </text:span><text:span text:style-name="Source_20_Text"><text:span text:style-name="T7">addToList</text:span></text:span><text:span text:style-name="T2"> exits, the </text:span><text:span text:style-name="Source_20_Text"><text:span text:style-name="T7">std::lock_guard</text:span></text:span><text:span text:style-name="T2"> object gets out of scope, and the </text:span><text:span text:style-name="Source_20_Text"><text:span text:style-name="T7">mutex</text:span></text:span><text:span text:style-name="T2"> is released.</text:span></text:p>
      <text:p text:style-name="P42"><text:span text:style-name="Source_20_Text"><text:span text:style-name="T7">guard</text:span></text:span><text:span text:style-name="T2">s are especially useful when the function shared is complex (composed of many sub-functions) or when you need several </text:span><text:span text:style-name="Source_20_Text"><text:span text:style-name="T7">mutexes</text:span></text:span><text:span text:style-name="T2"> simultaneously.</text:span></text:p>
      <text:h text:style-name="P4" text:outline-level="3"><text:span text:style-name="T1">7.3</text:span>   std::this_thread namespace</text:h>
      <text:p text:style-name="P42"><text:span text:style-name="T2">The </text:span><text:span text:style-name="Source_20_Text"><text:span text:style-name="T7">std::this_thread</text:span></text:span><text:span text:style-name="T2"> </text:span><text:span text:style-name="Strong_20_Emphasis"><text:span text:style-name="T3">namespace</text:span></text:span><text:span text:style-name="T2"> provides a set of useful functions to manage </text:span><text:span text:style-name="Emphasis"><text:span text:style-name="T4">threads</text:span></text:span><text:span text:style-name="T2">.</text:span></text:p>
      <text:p text:style-name="P43">The functions are:</text:p>
      <text:list xml:id="list1472621320" text:style-name="L7">
        <text:list-item>
          <text:p text:style-name="P26">Getting the current thread id</text:p>
        </text:list-item>
      </text:list>
      <text:p text:style-name="P45">In [ ]:</text:p>
      <text:p text:style-name="P12">std::this_thread::get_id()</text:p>
      <text:p text:style-name="P43">Example:</text:p>
      <text:p text:style-name="P45">In [ ]:</text:p>
      <text:p text:style-name="P12">void foo()</text:p>
      <text:p text:style-name="P17">{</text:p>
      <text:p text:style-name="P18"><text:s text:c="4"/><text:span text:style-name="T19">//</text:span><text:span text:style-name="T17">Print this threads </text:span><text:span text:style-name="T21">id</text:span></text:p>
      <text:p text:style-name="P18"><text:s text:c="4"/><text:span text:style-name="T17">std::cout </text:span><text:span text:style-name="T19">&lt;&lt;</text:span><text:span text:style-name="T17"> std::this_thread::get_id() </text:span><text:span text:style-name="T19">&lt;&lt;</text:span><text:span text:style-name="T17"> </text:span><text:span text:style-name="T25">'</text:span><text:span text:style-name="T28">\n</text:span><text:span text:style-name="T25">'</text:span><text:span text:style-name="T17">;</text:span></text:p>
      <text:p text:style-name="P17">}</text:p>
      <text:p text:style-name="P15"/>
      <text:p text:style-name="P17">std::thread thread{ foo };</text:p>
      <text:p text:style-name="P17">thread<text:span text:style-name="T18">.</text:span>join(); </text:p>
      <text:p text:style-name="P15"/>
      <text:p text:style-name="P17">foo();</text:p>
      <text:list xml:id="list2004534123" text:style-name="L8">
        <text:list-item>
          <text:p text:style-name="P27">Sleeping the thread for 3 seconds using</text:p>
        </text:list-item>
      </text:list>
      <text:p text:style-name="P45">In [ ]:</text:p>
      <text:p text:style-name="P12">std::this_thread::sleep_for()</text:p>
      <text:p text:style-name="P43">Example:</text:p>
      <text:p text:style-name="P45">In [ ]:</text:p>
      <text:p text:style-name="P12">void foo()</text:p>
      <text:p text:style-name="P17">{</text:p>
      <text:p text:style-name="P18"><text:s text:c="4"/><text:span text:style-name="T17">std::this_thread::sleep_for(std::chrono::seconds(</text:span><text:span text:style-name="T19">3</text:span><text:span text:style-name="T17">));</text:span></text:p>
      <text:p text:style-name="P17">}</text:p>
      <text:p text:style-name="P15"/>
      <text:p text:style-name="P17">std::thread thread{ foo };</text:p>
      <text:p text:style-name="P17">foo<text:span text:style-name="T18">.</text:span>join();</text:p>
      <text:p text:style-name="P15"/>
      <text:p text:style-name="P17">std::cout <text:span text:style-name="T18">&lt;&lt;</text:span> <text:span text:style-name="T24">"Waited for 3 seconds!</text:span><text:span text:style-name="T29">\n</text:span><text:span text:style-name="T24">"</text:span>;</text:p>
      <text:list xml:id="list3243928319" text:style-name="L9">
        <text:list-item>
          <text:p text:style-name="P28">Sleeping until 3 hours in the future</text:p>
        </text:list-item>
      </text:list>
      <text:p text:style-name="P45">In [ ]:</text:p>
      <text:p text:style-name="P12">std::this_thread::sleep_until()</text:p>
      <text:p text:style-name="P43">Example:</text:p>
      <text:p text:style-name="P45">In [ ]:</text:p>
      <text:p text:style-name="P12">void foo()</text:p>
      <text:p text:style-name="P17">{</text:p>
      <text:p text:style-name="P18"><text:s text:c="4"/><text:span text:style-name="T17">std::this_thread::sleep_until(std::chrono::system_clock::now() </text:span><text:span text:style-name="T19">+</text:span><text:span text:style-name="T17"> std::chrono::hours(</text:span><text:span text:style-name="T19">3</text:span><text:span text:style-name="T17">));</text:span></text:p>
      <text:p text:style-name="P17">}</text:p>
      <text:p text:style-name="P15"/>
      <text:p text:style-name="P17">std::thread thread{ foo };</text:p>
      <text:p text:style-name="P17">thread<text:span text:style-name="T18">.</text:span>join();</text:p>
      <text:p text:style-name="P15"/>
      <text:p text:style-name="P17">std::cout <text:span text:style-name="T18">&lt;&lt;</text:span> <text:span text:style-name="T24">"You are now located 3 hours after the thread has been called</text:span><text:span text:style-name="T29">\n</text:span><text:span text:style-name="T24">"</text:span>;</text:p>
      <text:list xml:id="list2844161208" text:style-name="L10">
        <text:list-item>
          <text:p text:style-name="P29">Letting other threads take priority</text:p>
        </text:list-item>
      </text:list>
      <text:p text:style-name="P45"><text:soft-page-break/>In [ ]:</text:p>
      <text:p text:style-name="P12">std::this_thread::<text:span text:style-name="T23">yield</text:span>()</text:p>
      <text:p text:style-name="P43">Example:</text:p>
      <text:p text:style-name="P45">In [ ]:</text:p>
      <text:p text:style-name="P12">void foo(<text:span text:style-name="T20">int</text:span> a)</text:p>
      <text:p text:style-name="P17">{</text:p>
      <text:p text:style-name="P18"><text:s text:c="4"/><text:span text:style-name="T22">for</text:span><text:span text:style-name="T17"> (</text:span><text:span text:style-name="T21">int</text:span><text:span text:style-name="T17"> i </text:span><text:span text:style-name="T19">=</text:span><text:span text:style-name="T17"> </text:span><text:span text:style-name="T19">0</text:span><text:span text:style-name="T17">; i </text:span><text:span text:style-name="T19">&lt;</text:span><text:span text:style-name="T17"> a; </text:span><text:span text:style-name="T19">++</text:span><text:span text:style-name="T17">i)</text:span></text:p>
      <text:p text:style-name="P18"><text:s text:c="8"/><text:span text:style-name="T17">std::this_thread::</text:span><text:span text:style-name="T22">yield</text:span><text:span text:style-name="T17">(); </text:span><text:span text:style-name="T19">//</text:span><text:span text:style-name="T17">Now other threads take priority, because this thread</text:span></text:p>
      <text:p text:style-name="P18"><text:s text:c="35"/><text:span text:style-name="T19">//</text:span><text:span text:style-name="T26">is</text:span><text:span text:style-name="T17"> </text:span><text:span text:style-name="T26">not</text:span><text:span text:style-name="T17"> doing anything important</text:span></text:p>
      <text:p text:style-name="P15"/>
      <text:p text:style-name="P18"><text:s text:c="4"/><text:span text:style-name="T17">std::cout </text:span><text:span text:style-name="T19">&lt;&lt;</text:span><text:span text:style-name="T17"> </text:span><text:span text:style-name="T25">"Hello World!</text:span><text:span text:style-name="T28">\n</text:span><text:span text:style-name="T25">"</text:span><text:span text:style-name="T17">;</text:span></text:p>
      <text:p text:style-name="P17">}</text:p>
      <text:p text:style-name="P15"/>
      <text:p text:style-name="P17">std::thread thread{ foo, <text:span text:style-name="T18">10</text:span> };</text:p>
      <text:p text:style-name="P17">thread<text:span text:style-name="T18">.</text:span>join();</text:p>
      <text:h text:style-name="P5" text:outline-level="3"><text:bookmark text:name="Lambda-with-threads"/>Lambda with threads</text:h>
      <text:p text:style-name="P43">A thread can also be created in C++ using a lambda expression. Sometimes, when you only use simple functions, it is easier to use a lambda than a formally defined function. Review the following example:</text:p>
      <text:p text:style-name="P45">In [ ]:</text:p>
      <text:p text:style-name="P12"><text:span text:style-name="T20">int</text:span> main()</text:p>
      <text:p text:style-name="P17">{</text:p>
      <text:p text:style-name="P18"><text:s text:c="4"/><text:span text:style-name="T17">std::thread t([]()</text:span></text:p>
      <text:p text:style-name="P18"><text:s text:c="4"/><text:span text:style-name="T17">{</text:span></text:p>
      <text:p text:style-name="P18"><text:s text:c="8"/><text:span text:style-name="T17">std::cout </text:span><text:span text:style-name="T19">&lt;&lt;</text:span><text:span text:style-name="T17"> </text:span><text:span text:style-name="T25">"thread function</text:span><text:span text:style-name="T28">\n</text:span><text:span text:style-name="T25">"</text:span><text:span text:style-name="T17">;</text:span></text:p>
      <text:p text:style-name="P18"><text:s text:c="4"/><text:span text:style-name="T17">}</text:span></text:p>
      <text:p text:style-name="P18"><text:s text:c="4"/><text:span text:style-name="T17">);</text:span></text:p>
      <text:p text:style-name="P18"><text:s text:c="4"/><text:span text:style-name="T17">std::cout </text:span><text:span text:style-name="T19">&lt;&lt;</text:span><text:span text:style-name="T17"> </text:span><text:span text:style-name="T25">"main thread</text:span><text:span text:style-name="T28">\n</text:span><text:span text:style-name="T25">"</text:span><text:span text:style-name="T17">;</text:span></text:p>
      <text:p text:style-name="P18"><text:s text:c="4"/><text:span text:style-name="T17">t</text:span><text:span text:style-name="T19">.</text:span><text:span text:style-name="T17">join(); <text:s text:c="4"/></text:span><text:span text:style-name="T19">//</text:span><text:span text:style-name="T17"> main thread waits </text:span><text:span text:style-name="T22">for</text:span><text:span text:style-name="T17"> t to finish</text:span></text:p>
      <text:p text:style-name="P18"><text:s text:c="4"/><text:span text:style-name="T22">return</text:span><text:span text:style-name="T17"> </text:span><text:span text:style-name="T19">0</text:span><text:span text:style-name="T17">;</text:span></text:p>
      <text:p text:style-name="P17">}</text:p>
      <text:p text:style-name="P43">Recall that a C++ lambda expression consists of three main parts: a capture list [], a parameter list (), and the code of the lambda function {}. In the code above, the capture and parameter lists are empty, while the lambda code function is this part here:</text:p>
      <text:p text:style-name="P16"><text:span text:style-name="Source_20_Text"><text:span text:style-name="T16"><text:s text:c="4"/></text:span></text:span><text:span text:style-name="Source_20_Text"><text:span text:style-name="T10">{</text:span></text:span></text:p>
      <text:p text:style-name="P16"><text:span text:style-name="Source_20_Text"><text:span text:style-name="T16"><text:s text:c="8"/></text:span></text:span><text:span text:style-name="Source_20_Text"><text:span text:style-name="T10">std::cout &lt;&lt; "thread function\n";</text:span></text:span></text:p>
      <text:p text:style-name="P16"><text:span text:style-name="Source_20_Text"><text:span text:style-name="T16"><text:s text:c="4"/></text:span></text:span><text:span text:style-name="Source_20_Text"><text:span text:style-name="T10">}</text:span></text:span></text:p>
      <text:h text:style-name="P4" text:outline-level="3"><text:span text:style-name="T1">7.4</text:span>   Task-based concurrency</text:h>
      <text:p text:style-name="P42"><text:span text:style-name="T2">It is possible to define </text:span><text:span text:style-name="Emphasis"><text:span text:style-name="T4">tasks</text:span></text:span><text:span text:style-name="T2"> that run concurrently, relying on the system to spawn threads, depending on the resources available.</text:span></text:p>
      <text:p text:style-name="P43">Task-based concurrency refers to the action of scheduling several tasks for execution and having several execution paths (threads) run concurrently to execute the tasks.</text:p>
      <text:p text:style-name="P42"><text:span text:style-name="T2">This is very useful when you need to do several things to solve a problem, and each thing is independent of the others. In that case, you can do them in parallel using </text:span><text:span text:style-name="Strong_20_Emphasis"><text:span text:style-name="T3">asynchronous tasks</text:span></text:span><text:span text:style-name="T2">.</text:span></text:p>
      <text:h text:style-name="P6" text:outline-level="3"><text:bookmark text:name="Asynchronous--tasks-with-std::future-and-std:async"/><text:soft-page-break/><text:span text:style-name="T6">Asynchronous tasks with </text:span><text:span text:style-name="Source_20_Text"><text:span text:style-name="T11">std::future</text:span></text:span><text:span text:style-name="T6"> and </text:span><text:span text:style-name="Source_20_Text"><text:span text:style-name="T11">std:async</text:span></text:span></text:h>
      <text:h text:style-name="P8" text:outline-level="4"><text:bookmark text:name="std::async"/><text:span text:style-name="Source_20_Text"><text:span text:style-name="T9">std::async</text:span></text:span></text:h>
      <text:p text:style-name="P42"><text:span text:style-name="T2">To work with tasks, C++11 introduced the function template </text:span><text:span text:style-name="Source_20_Text"><text:span text:style-name="T7">std::async</text:span></text:span><text:span text:style-name="T2">. Its purpose is to launch the provided task on a thread, which may be a new thread, a recycled thread, or the current thread.</text:span></text:p>
      <text:h text:style-name="P8" text:outline-level="4"><text:bookmark text:name="std::future"/><text:span text:style-name="Source_20_Text"><text:span text:style-name="T9">std::future</text:span></text:span></text:h>
      <text:p text:style-name="P42"><text:span text:style-name="Source_20_Text"><text:span text:style-name="T7">std::future</text:span></text:span><text:span text:style-name="T2"> hosts the result promised by the task. This result is accessed by the </text:span><text:span text:style-name="Source_20_Text"><text:span text:style-name="T7">get()</text:span></text:span><text:span text:style-name="T2"> operation. </text:span><text:span text:style-name="Source_20_Text"><text:span text:style-name="T7">get()</text:span></text:span><text:span text:style-name="T2"> blocks until the result becomes available.</text:span></text:p>
      <text:h text:style-name="P7" text:outline-level="4"><text:bookmark text:name="How-it-works-together"/>How it works together</text:h>
      <text:p text:style-name="P42"><text:span text:style-name="Source_20_Text"><text:span text:style-name="T7">std::async</text:span></text:span><text:span text:style-name="T2"> takes as parameters a </text:span><text:span text:style-name="Strong_20_Emphasis"><text:span text:style-name="T3">launch policy</text:span></text:span><text:span text:style-name="T2"> and a </text:span><text:span text:style-name="Strong_20_Emphasis"><text:span text:style-name="T3">function object</text:span></text:span><text:span text:style-name="T2"> (along with its parameters) forming the </text:span><text:span text:style-name="Emphasis"><text:span text:style-name="T4">task</text:span></text:span><text:span text:style-name="T2"> to be processed. </text:span><text:span text:style-name="Source_20_Text"><text:span text:style-name="T7">std::async</text:span></text:span><text:span text:style-name="T2"> returns a </text:span><text:span text:style-name="Source_20_Text"><text:span text:style-name="T7">std::future</text:span></text:span><text:span text:style-name="T2">. The syntax is as follows:</text:span></text:p>
      <text:p text:style-name="P45">In [ ]:</text:p>
      <text:p text:style-name="P12">std::future<text:span text:style-name="T18">&lt;</text:span>type_of_result<text:span text:style-name="T18">&gt;</text:span> fut <text:span text:style-name="T18">=</text:span> std::<text:span text:style-name="T23">async</text:span> (policy, function_to_launch, parameters_of_function);</text:p>
      <text:h text:style-name="P7" text:outline-level="4"><text:bookmark text:name="Full-example-(without-policy-yet)"/>Full example (without policy yet)</text:h>
      <text:p text:style-name="P42"><text:span text:style-name="Strong_20_Emphasis"><text:span text:style-name="T3">example3.cpp</text:span></text:span></text:p>
      <text:p text:style-name="P45">In [ ]:</text:p>
      <text:p text:style-name="P14">#include &lt;iostream&gt; <text:s text:c="6"/>// std::cout</text:p>
      <text:p text:style-name="P19">#include &lt;future&gt; <text:s text:c="8"/>// std::async, std::future</text:p>
      <text:p text:style-name="P19">#include &lt;chrono&gt; <text:s text:c="8"/>// std::chrono::milliseconds</text:p>
      <text:p text:style-name="P15"/>
      <text:p text:style-name="P17"><text:span text:style-name="T20">bool</text:span> is_prime (<text:span text:style-name="T20">int</text:span> x) {</text:p>
      <text:p text:style-name="P18"><text:s text:c="2"/><text:span text:style-name="T22">for</text:span><text:span text:style-name="T17"> (</text:span><text:span text:style-name="T21">int</text:span><text:span text:style-name="T17"> i</text:span><text:span text:style-name="T19">=2</text:span><text:span text:style-name="T17">; i</text:span><text:span text:style-name="T19">&lt;</text:span><text:span text:style-name="T17">x; </text:span><text:span text:style-name="T19">++</text:span><text:span text:style-name="T17">i) </text:span><text:span text:style-name="T22">if</text:span><text:span text:style-name="T17"> (x</text:span><text:span text:style-name="T19">%</text:span><text:span text:style-name="T22">i</text:span><text:span text:style-name="T17">==0) return false;</text:span></text:p>
      <text:p text:style-name="P18"><text:s text:c="2"/><text:span text:style-name="T22">return</text:span><text:span text:style-name="T17"> true;</text:span></text:p>
      <text:p text:style-name="P17">}</text:p>
      <text:p text:style-name="P15"/>
      <text:p text:style-name="P17"><text:span text:style-name="T20">int</text:span> main ()</text:p>
      <text:p text:style-name="P17">{</text:p>
      <text:p text:style-name="P15"/>
      <text:p text:style-name="P18"><text:s text:c="2"/><text:span text:style-name="T17">std::future</text:span><text:span text:style-name="T19">&lt;</text:span><text:span text:style-name="T21">bool</text:span><text:span text:style-name="T19">&gt;</text:span><text:span text:style-name="T17"> fut </text:span><text:span text:style-name="T19">=</text:span><text:span text:style-name="T17"> std::</text:span><text:span text:style-name="T22">async</text:span><text:span text:style-name="T17"> (is_prime,</text:span><text:span text:style-name="T19">444444443</text:span><text:span text:style-name="T17">); </text:span></text:p>
      <text:p text:style-name="P15"/>
      <text:p text:style-name="P18"><text:s text:c="2"/><text:span text:style-name="T19">//</text:span><text:span text:style-name="T17"> do something </text:span><text:span text:style-name="T22">while</text:span><text:span text:style-name="T17"> waiting </text:span><text:span text:style-name="T22">for</text:span><text:span text:style-name="T17"> the function to </text:span><text:span text:style-name="T21">set</text:span><text:span text:style-name="T17"> future:</text:span></text:p>
      <text:p text:style-name="P18"><text:s text:c="2"/><text:span text:style-name="T17">std::cout </text:span><text:span text:style-name="T19">&lt;&lt;</text:span><text:span text:style-name="T17"> </text:span><text:span text:style-name="T25">"checking, please wait"</text:span><text:span text:style-name="T17">;</text:span></text:p>
      <text:p text:style-name="P18"><text:s text:c="2"/><text:span text:style-name="T17">std::chrono::milliseconds span (</text:span><text:span text:style-name="T19">100</text:span><text:span text:style-name="T17">);</text:span></text:p>
      <text:p text:style-name="P18"><text:s text:c="2"/><text:span text:style-name="T22">while</text:span><text:span text:style-name="T17"> (fut</text:span><text:span text:style-name="T19">.</text:span><text:span text:style-name="T17">wait_for(span)</text:span><text:span text:style-name="T19">==</text:span><text:span text:style-name="T17">std::future_status::timeout)</text:span></text:p>
      <text:p text:style-name="P18"><text:s text:c="4"/><text:span text:style-name="T17">std::cout </text:span><text:span text:style-name="T19">&lt;&lt;</text:span><text:span text:style-name="T17"> </text:span><text:span text:style-name="T25">'.'</text:span><text:span text:style-name="T17"> </text:span><text:span text:style-name="T19">&lt;&lt;</text:span><text:span text:style-name="T17"> std::flush;</text:span></text:p>
      <text:p text:style-name="P15"/>
      <text:p text:style-name="P18"><text:s text:c="2"/><text:span text:style-name="T21">bool</text:span><text:span text:style-name="T17"> x </text:span><text:span text:style-name="T19">=</text:span><text:span text:style-name="T17"> fut</text:span><text:span text:style-name="T19">.</text:span><text:span text:style-name="T17">get(); <text:s text:c="4"/></text:span><text:span text:style-name="T19">//</text:span><text:span text:style-name="T17"> retrieve </text:span><text:span text:style-name="T22">return</text:span><text:span text:style-name="T17"> value</text:span></text:p>
      <text:p text:style-name="P15"/>
      <text:p text:style-name="P18"><text:s text:c="2"/><text:span text:style-name="T17">std::cout </text:span><text:span text:style-name="T19">&lt;&lt;</text:span><text:span text:style-name="T17"> </text:span><text:span text:style-name="T25">"</text:span><text:span text:style-name="T28">\n</text:span><text:span text:style-name="T25">444444443 "</text:span><text:span text:style-name="T17"> </text:span><text:span text:style-name="T19">&lt;&lt;</text:span><text:span text:style-name="T17"> (x</text:span><text:span text:style-name="T30">?</text:span><text:span text:style-name="T25">"is"</text:span><text:span text:style-name="T17">:</text:span><text:span text:style-name="T25">"is not"</text:span><text:span text:style-name="T17">) </text:span><text:span text:style-name="T19">&lt;&lt;</text:span><text:span text:style-name="T17"> </text:span><text:span text:style-name="T25">" prime.</text:span><text:span text:style-name="T28">\n</text:span><text:span text:style-name="T25">"</text:span><text:span text:style-name="T17">;</text:span></text:p>
      <text:p text:style-name="P15"/>
      <text:p text:style-name="P18"><text:s text:c="2"/><text:span text:style-name="T22">return</text:span><text:span text:style-name="T17"> </text:span><text:span text:style-name="T19">0</text:span><text:span text:style-name="T17">;</text:span></text:p>
      <text:p text:style-name="P17">}</text:p>
      <text:h text:style-name="P5" text:outline-level="3"><text:bookmark text:name="Launch-policies"/>Launch policies</text:h>
      <text:p text:style-name="P43">When you launch a task, specify a launch policy. Policies specify in which thread the task is going to be executed.</text:p>
      <text:p text:style-name="P43">The three available policies are:</text:p>
      <text:p text:style-name="P45">In [ ]:</text:p>
      <text:p text:style-name="P12">std::launch::<text:span text:style-name="T23">async</text:span></text:p>
      <text:list xml:id="list2723751281" text:style-name="L11">
        <text:list-item>
          <text:p text:style-name="P30">The task is executed on a different thread, potentially by launching a new thread</text:p>
        </text:list-item>
      </text:list>
      <text:p text:style-name="P45">In [ ]:</text:p>
      <text:p text:style-name="P12">std::launch::deferred</text:p>
      <text:list xml:id="list1924676863" text:style-name="L12">
        <text:list-item>
          <text:p text:style-name="P31"><text:soft-page-break/>The task is executed on the calling thread the first time its result is requested (lazy evaluation)</text:p>
        </text:list-item>
      </text:list>
      <text:p text:style-name="P45">In [ ]:</text:p>
      <text:p text:style-name="P12">std::launch::<text:span text:style-name="T23">async</text:span> <text:span text:style-name="T18">|</text:span> std::launch::deferred</text:p>
      <text:list xml:id="list2571024844" text:style-name="L13">
        <text:list-item>
          <text:p text:style-name="P32">The policy is chosen automatically depending on the system and library implementation, which generally optimizes the current availability of concurrency in the system.</text:p>
        </text:list-item>
      </text:list>
      <text:h text:style-name="P7" text:outline-level="4"><text:bookmark text:name="How-to-specify-the-policy"/>How to specify the policy</text:h>
      <text:p text:style-name="P42"><text:span text:style-name="T2">You specify the policy as one of the </text:span><text:span text:style-name="Source_20_Text"><text:span text:style-name="T7">std::async</text:span></text:span><text:span text:style-name="T2"> parameters:</text:span></text:p>
      <text:p text:style-name="P45">In [ ]:</text:p>
      <text:p text:style-name="P12">std::<text:span text:style-name="T23">async</text:span>(std::launch::<text:span text:style-name="T23">async</text:span>, myFunction, <text:span text:style-name="T24">"Some parameter"</text:span>);</text:p>
      <text:p text:style-name="P42"><text:span text:style-name="T2">If you do not specify the policy, then the default one is </text:span><text:span text:style-name="Source_20_Text"><text:span text:style-name="T7">std::launch::async | std::launch::deferred</text:span></text:span></text:p>
      <text:h text:style-name="P5" text:outline-level="3"><text:bookmark text:name="Launching-tasks-in-threads"/>Launching tasks in threads</text:h>
      <text:p text:style-name="P42"><text:span text:style-name="T2">Sometimes, the thread you launch must return a value. The </text:span><text:span text:style-name="Source_20_Text"><text:span text:style-name="T7">std::thread</text:span></text:span><text:span text:style-name="T2"> call does not provide a way to do it.</text:span></text:p>
      <text:p text:style-name="P42"><text:span text:style-name="T2">In those cases, launch a </text:span><text:span text:style-name="Emphasis"><text:span text:style-name="T4">thread</text:span></text:span><text:span text:style-name="T2"> as an </text:span><text:span text:style-name="Source_20_Text"><text:span text:style-name="T7">std::async</text:span></text:span><text:span text:style-name="T2"> </text:span><text:span text:style-name="Emphasis"><text:span text:style-name="T4">thread</text:span></text:span><text:span text:style-name="T2"> and get the function's return value by using a </text:span><text:span text:style-name="Source_20_Text"><text:span text:style-name="T7">std::future</text:span></text:span><text:span text:style-name="T2"> object.</text:span></text:p>
      <text:p text:style-name="P42"><text:span text:style-name="T2">The line of code below calls a function in </text:span><text:span text:style-name="Source_20_Text"><text:span text:style-name="T7">async</text:span></text:span><text:span text:style-name="T2"> mode and use </text:span><text:span text:style-name="Source_20_Text"><text:span text:style-name="T7">future</text:span></text:span><text:span text:style-name="T2"> to get the result. Notice that the function has a </text:span><text:span text:style-name="Source_20_Text"><text:span text:style-name="T7">std::string</text:span></text:span><text:span text:style-name="T2"> parameter and returns a </text:span><text:span text:style-name="Source_20_Text"><text:span text:style-name="T7">bool</text:span></text:span><text:span text:style-name="T2">:</text:span></text:p>
      <text:p text:style-name="P45">In [ ]:</text:p>
      <text:p text:style-name="P12">std::future<text:span text:style-name="T18">&lt;</text:span><text:span text:style-name="T20">bool</text:span><text:span text:style-name="T18">&gt;</text:span> fut <text:span text:style-name="T18">=</text:span> std::<text:span text:style-name="T23">async</text:span> (myFunction,<text:span text:style-name="T24">"some parameter"</text:span>); </text:p>
      <text:p text:style-name="P42"><text:span text:style-name="T2">In this example, you force to launch a thread in </text:span><text:span text:style-name="Source_20_Text"><text:span text:style-name="T7">async</text:span></text:span><text:span text:style-name="T2"> mode by setting a policy and using </text:span><text:span text:style-name="Source_20_Text"><text:span text:style-name="T7">future</text:span></text:span><text:span text:style-name="T2"> to get the result:</text:span></text:p>
      <text:p text:style-name="P45">In [ ]:</text:p>
      <text:p text:style-name="P12">std::future<text:span text:style-name="T18">&lt;</text:span><text:span text:style-name="T20">bool</text:span><text:span text:style-name="T18">&gt;</text:span> fut <text:span text:style-name="T18">=</text:span> std::<text:span text:style-name="T23">async</text:span>(std::launch::<text:span text:style-name="T23">async</text:span>, myFunction, <text:span text:style-name="T24">"Some parameter"</text:span>);</text:p>
      <text:p text:style-name="P42"><text:span text:style-name="T2">How to retrieve the result from the </text:span><text:span text:style-name="Source_20_Text"><text:span text:style-name="T7">future</text:span></text:span><text:span text:style-name="T2">: Futures allow us to wait for the content using the </text:span><text:span text:style-name="Source_20_Text"><text:span text:style-name="T7">wait()</text:span></text:span><text:span text:style-name="T2"> function. The </text:span><text:span text:style-name="Source_20_Text"><text:span text:style-name="T7">get()</text:span></text:span><text:span text:style-name="T2"> method allows to retrieve it without delay.</text:span></text:p>
      <text:h text:style-name="P4" text:outline-level="3"><text:span text:style-name="T1">7.5</text:span>   Concurrency applied to ROS</text:h>
      <text:p text:style-name="P43">As shown below, when the listener node is initialized, it creates a thread that is responsible for receiving messages it has subscribed to. Each subscriber has a queue for queuing incoming messages. Then, the corresponding callback registered to the subscriber is put in the callback queue together with the message from the subscriber queue.</text:p>
      <text:p text:style-name="P45">In [ ]:</text:p>
      <text:p text:style-name="P14">#include "ros/ros.h"</text:p>
      <text:p text:style-name="P19">#include "std_msgs/String.h"</text:p>
      <text:p text:style-name="P15"/>
      <text:p text:style-name="P17">void ChatterCallback(const std_msgs::String::ConstPtr<text:span text:style-name="T18">&amp;</text:span> msg) {</text:p>
      <text:p text:style-name="P18"><text:s text:c="2"/><text:span text:style-name="T17">ROS_INFO(</text:span><text:span text:style-name="T25">" I heard: [</text:span><text:span text:style-name="T31">%s</text:span><text:span text:style-name="T25">]"</text:span><text:span text:style-name="T17">, msg</text:span><text:span text:style-name="T19">-&gt;</text:span><text:span text:style-name="T17">data</text:span><text:span text:style-name="T19">.</text:span><text:span text:style-name="T17">c_str());</text:span></text:p>
      <text:p text:style-name="P17">}</text:p>
      <text:p text:style-name="P15"/>
      <text:p text:style-name="P17"><text:span text:style-name="T20">int</text:span> main(<text:span text:style-name="T20">int</text:span> argc, char <text:span text:style-name="T18">**</text:span>argv) {</text:p>
      <text:p text:style-name="P18"><text:s text:c="2"/><text:span text:style-name="T17">ros::init(argc, argv, </text:span><text:span text:style-name="T25">"listener"</text:span><text:span text:style-name="T17">);</text:span></text:p>
      <text:p text:style-name="P18"><text:s text:c="2"/><text:span text:style-name="T17">ros::NodeHandle n;</text:span></text:p>
      <text:p text:style-name="P18"><text:s text:c="2"/><text:span text:style-name="T17">ros::Subscriber sub </text:span><text:span text:style-name="T19">=</text:span><text:span text:style-name="T17"> n</text:span><text:span text:style-name="T19">.</text:span><text:span text:style-name="T17">subscribe(</text:span><text:span text:style-name="T25">"chatter"</text:span><text:span text:style-name="T17">, </text:span><text:span text:style-name="T19">1</text:span><text:span text:style-name="T17">, ChatterCallback);</text:span></text:p>
      <text:p text:style-name="P18"><text:s text:c="2"/><text:span text:style-name="T17">ros::spin();</text:span></text:p>
      <text:p text:style-name="P18"><text:s text:c="2"/><text:span text:style-name="T22">return</text:span><text:span text:style-name="T17"> </text:span><text:span text:style-name="T19">0</text:span><text:span text:style-name="T17">;</text:span></text:p>
      <text:p text:style-name="P17">}</text:p>
      <text:p text:style-name="P44"><text:soft-page-break/><draw:frame draw:style-name="fr1" draw:name="Image2" text:anchor-type="as-char" svg:width="0.7862in" svg:height="0.3929in" draw:z-index="1"><draw:image xlink:href="https://s3.eu-west-1.amazonaws.com/notebooks.ws/modern_cpp/images/spinner.png" xlink:type="simple" xlink:show="embed" xlink:actuate="onLoad"/><svg:title>alt text</svg:title></draw:frame></text:p>
      <text:p text:style-name="P43">In ROS, you can increase the number of the spinner threads so that the listener node can process callbacks from the callback queue more quickly, as shown below. This also means that it can process the messages in the subscriber queue faster, preventing old messages from being overwritten.</text:p>
      <text:p text:style-name="P45">In [ ]:</text:p>
      <text:p text:style-name="P12">void ChatterCallback(const std_msgs::String::ConstPtr<text:span text:style-name="T18">&amp;</text:span> msg) {</text:p>
      <text:p text:style-name="P11"><text:s text:c="2"/><text:span text:style-name="T17">ROS_INFO(</text:span><text:span text:style-name="T25">" I heard: [</text:span><text:span text:style-name="T31">%s</text:span><text:span text:style-name="T25">]"</text:span><text:span text:style-name="T17">, msg</text:span><text:span text:style-name="T19">-&gt;</text:span><text:span text:style-name="T17">data</text:span><text:span text:style-name="T19">.</text:span><text:span text:style-name="T17">c_str());</text:span></text:p>
      <text:p text:style-name="P11"><text:s text:c="2"/><text:span text:style-name="T17">std::this_thread::sleep_for(</text:span><text:span text:style-name="T19">0.02</text:span><text:span text:style-name="T17">s);</text:span></text:p>
      <text:p text:style-name="P10">}</text:p>
      <text:p text:style-name="Preformatted_20_Text"/>
      <text:p text:style-name="P10"><text:span text:style-name="T20">int</text:span> main(<text:span text:style-name="T20">int</text:span> argc, char <text:span text:style-name="T18">**</text:span>argv) {</text:p>
      <text:p text:style-name="P11"><text:s text:c="2"/><text:span text:style-name="T17">ros::init(argc, argv, </text:span><text:span text:style-name="T25">"listener"</text:span><text:span text:style-name="T17">);</text:span></text:p>
      <text:p text:style-name="P11"><text:s text:c="2"/><text:span text:style-name="T17">ros::NodeHandle n;</text:span></text:p>
      <text:p text:style-name="P11"><text:s text:c="2"/><text:span text:style-name="T17">ros::SubscribeOptions ops;</text:span></text:p>
      <text:p text:style-name="P11"><text:s text:c="2"/><text:span text:style-name="T17">ops</text:span><text:span text:style-name="T19">.</text:span><text:span text:style-name="T17">template init</text:span><text:span text:style-name="T19">&lt;</text:span><text:span text:style-name="T17">std_msgs::String</text:span><text:span text:style-name="T19">&gt;</text:span><text:span text:style-name="T17">(</text:span><text:span text:style-name="T25">"chatter"</text:span><text:span text:style-name="T17">, </text:span><text:span text:style-name="T19">1</text:span><text:span text:style-name="T17">, ChatterCallback);</text:span></text:p>
      <text:p text:style-name="P11"><text:s text:c="2"/><text:span text:style-name="T17">ops</text:span><text:span text:style-name="T19">.</text:span><text:span text:style-name="T17">allow_concurrent_callbacks </text:span><text:span text:style-name="T19">=</text:span><text:span text:style-name="T17"> true;</text:span></text:p>
      <text:p text:style-name="P11"><text:s text:c="2"/><text:span text:style-name="T17">ros::Subscriber sub1 </text:span><text:span text:style-name="T19">=</text:span><text:span text:style-name="T17"> n</text:span><text:span text:style-name="T19">.</text:span><text:span text:style-name="T17">subscribe(ops);</text:span></text:p>
      <text:p text:style-name="P11"><text:s text:c="2"/><text:span text:style-name="T17">ros::MultiThreadedSpinner spinner(</text:span><text:span text:style-name="T19">2</text:span><text:span text:style-name="T17">);</text:span></text:p>
      <text:p text:style-name="Preformatted_20_Tex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09:23:19.523339432</meta:creation-date>
    <dc:date>2024-02-07T09:24:58.460405442</dc:date>
    <meta:editing-duration>PT1M39S</meta:editing-duration>
    <meta:editing-cycles>1</meta:editing-cycles>
    <meta:document-statistic meta:table-count="0" meta:image-count="4" meta:object-count="0" meta:page-count="13" meta:paragraph-count="455" meta:word-count="3340" meta:character-count="21242" meta:non-whitespace-character-count="17841"/>
    <meta:generator>LibreOffice/6.4.7.2$Linux_X86_64 LibreOffice_project/40$Build-2</meta:generator>
  </office:meta>
</office:document-meta>
</file>